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7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style:font-family-asian="Trade Gothic Next Cond" style:font-family-complex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style:font-family-asian="Trade Gothic Next Light" style:font-family-complex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7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44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96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02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237">
      <text:list-level-style-bullet text:level="1" text:bullet-char="•">
        <style:list-level-properties text:space-before="0in" text:min-label-width="0.3in"/>
        <style:text-properties fo:font-family="Arial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fo:font-size="85%"/>
      </text:list-level-style-bullet>
    </text:list-style>
    <text:list-style style:name="a1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in"/>
      </text:list-level-style-number>
      <text:list-level-style-number text:level="4" style:num-format="" style:num-list-format-name="">
        <style:list-level-properties text:space-before="0.21in"/>
      </text:list-level-style-number>
      <text:list-level-style-number text:level="5" style:num-format="" style:num-list-format-name="">
        <style:list-level-properties text:space-before="0.4in"/>
      </text:list-level-style-number>
      <text:list-level-style-number text:level="6" style:num-format="" style:num-list-format-name="">
        <style:list-level-properties text:space-before="2.45in"/>
      </text:list-level-style-number>
      <text:list-level-style-number text:level="7" style:num-format="" style:num-list-format-name="">
        <style:list-level-properties text:space-before="2.95in"/>
      </text:list-level-style-number>
      <text:list-level-style-number text:level="8" style:num-format="" style:num-list-format-name="">
        <style:list-level-properties text:space-before="3.45in"/>
      </text:list-level-style-number>
      <text:list-level-style-number text:level="9" style:num-format="" style:num-list-format-name="">
        <style:list-level-properties text:space-before="3.95in"/>
      </text:list-level-style-number>
    </text:list-style>
    <text:list-style style:name="a1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in"/>
      </text:list-level-style-number>
      <text:list-level-style-number text:level="4" style:num-format="" style:num-list-format-name="">
        <style:list-level-properties text:space-before="0.21in"/>
      </text:list-level-style-number>
      <text:list-level-style-number text:level="5" style:num-format="" style:num-list-format-name="">
        <style:list-level-properties text:space-before="0.4in"/>
      </text:list-level-style-number>
      <text:list-level-style-number text:level="6" style:num-format="" style:num-list-format-name="">
        <style:list-level-properties text:space-before="2.45in"/>
      </text:list-level-style-number>
      <text:list-level-style-number text:level="7" style:num-format="" style:num-list-format-name="">
        <style:list-level-properties text:space-before="2.95in"/>
      </text:list-level-style-number>
      <text:list-level-style-number text:level="8" style:num-format="" style:num-list-format-name="">
        <style:list-level-properties text:space-before="3.45in"/>
      </text:list-level-style-number>
      <text:list-level-style-number text:level="9" style:num-format="" style:num-list-format-name="">
        <style:list-level-properties text:space-before="3.95in"/>
      </text:list-level-style-number>
    </text:list-style>
    <text:list-style style:name="a115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54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21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49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in"/>
      </text:list-level-style-number>
      <text:list-level-style-number text:level="4" style:num-format="" style:num-list-format-name="">
        <style:list-level-properties text:space-before="0.21in"/>
      </text:list-level-style-number>
      <text:list-level-style-number text:level="5" style:num-format="" style:num-list-format-name="">
        <style:list-level-properties text:space-before="0.4in"/>
      </text:list-level-style-number>
      <text:list-level-style-number text:level="6" style:num-format="" style:num-list-format-name="">
        <style:list-level-properties text:space-before="2.45in"/>
      </text:list-level-style-number>
      <text:list-level-style-number text:level="7" style:num-format="" style:num-list-format-name="">
        <style:list-level-properties text:space-before="2.95in"/>
      </text:list-level-style-number>
      <text:list-level-style-number text:level="8" style:num-format="" style:num-list-format-name="">
        <style:list-level-properties text:space-before="3.45in"/>
      </text:list-level-style-number>
      <text:list-level-style-number text:level="9" style:num-format="" style:num-list-format-name="">
        <style:list-level-properties text:space-before="3.95in"/>
      </text:list-level-style-number>
    </text:list-style>
    <text:list-style style:name="a60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52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55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52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265">
      <text:list-level-style-bullet text:level="1" text:bullet-char="•">
        <style:list-level-properties text:space-before="0in" text:min-label-width="0.3in"/>
        <style:text-properties fo:font-family="Arial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fo:font-size="85%"/>
      </text:list-level-style-bullet>
    </text:list-style>
    <text:list-style style:name="a57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05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57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53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18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11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55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11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84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03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249">
      <text:list-level-style-bullet text:level="1" text:bullet-char="•">
        <style:list-level-properties text:space-before="0in" text:min-label-width="0.3in"/>
        <style:text-properties fo:font-family="Arial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fo:font-size="85%"/>
      </text:list-level-style-bullet>
    </text:list-style>
    <text:list-style style:name="a90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61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35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226">
      <text:list-level-style-bullet text:level="1" text:bullet-char="•">
        <style:list-level-properties text:space-before="0in" text:min-label-width="0.3in"/>
        <style:text-properties fo:font-family="Arial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fo:font-size="85%"/>
      </text:list-level-style-bullet>
    </text:list-style>
    <text:list-style style:name="a74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56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01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56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87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95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277">
      <text:list-level-style-bullet text:level="1" text:bullet-char="•">
        <style:list-level-properties text:space-before="0in" text:min-label-width="0.3in"/>
        <style:text-properties fo:font-family="Arial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fo:font-size="85%"/>
      </text:list-level-style-bullet>
    </text:list-style>
    <text:list-style style:name="a80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72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80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54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64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41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93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33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85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38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64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17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69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09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number:date-style xmlns:number="urn:oasis:names:tc:opendocument:xmlns:datastyle:1.0" style:name="a1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341" draw:master-page-name="Master1-Layout1-title-Title-Slide" presentation:presentation-page-layout-name="Master1-PPL1" draw:id="Slide-256">
        <draw:frame draw:id="id69" presentation:style-name="a345" draw:name="Title 1" svg:x="1.56344in" svg:y="1.10891in" svg:width="8.43656in" svg:height="1.36462in" presentation:class="title" presentation:placeholder="false">
          <draw:text-box>
            <text:p text:style-name="a344" text:class-names="" text:cond-style-name=""><text:span text:style-name="a342" text:class-names="">Tic Tac Toe Game - Python Project.</text:span><text:span text:style-name="a343" text:class-names=""/></text:p>
          </draw:text-box>
          <svg:title/>
          <svg:desc/>
        </draw:frame>
        <draw:frame draw:id="id70" presentation:style-name="a488" draw:name="Subtitle 2" svg:x="0.30558in" svg:y="2.9753in" svg:width="12.47744in" svg:height="4.28498in" presentation:class="subtitle" presentation:placeholder="false">
          <draw:text-box>
            <text:p text:style-name="a487" text:class-names="" text:cond-style-name=""><text:span text:style-name="a346" text:class-names="">Το</text:span><text:span text:style-name="a347" text:class-names=""><text:s text:c="1"/>Tic Tac Toe<text:s text:c="1"/></text:span><text:span text:style-name="a348" text:class-names="">είν</text:span><text:span text:style-name="a349" text:class-names="">αι<text:s text:c="1"/></text:span><text:span text:style-name="a350" text:class-names="">έν</text:span><text:span text:style-name="a351" text:class-names="">α<text:s text:c="1"/></text:span><text:span text:style-name="a352" text:class-names="">κλ</text:span><text:span text:style-name="a353" text:class-names="">α</text:span><text:span text:style-name="a354" text:class-names="">σικό</text:span><text:span text:style-name="a355" text:class-names=""><text:s text:c="1"/>πα</text:span><text:span text:style-name="a356" text:class-names="">ιχνίδι</text:span><text:span text:style-name="a357" text:class-names=""><text:s text:c="1"/></text:span><text:span text:style-name="a358" text:class-names="">στρ</text:span><text:span text:style-name="a359" text:class-names="">α</text:span><text:span text:style-name="a360" text:class-names="">τηγικής</text:span><text:span text:style-name="a361" text:class-names=""><text:s text:c="1"/></text:span><text:span text:style-name="a362" text:class-names="">γι</text:span><text:span text:style-name="a363" text:class-names="">α<text:s text:c="1"/></text:span><text:span text:style-name="a364" text:class-names="">δύο</text:span><text:span text:style-name="a365" text:class-names=""><text:s text:c="1"/>πα</text:span><text:span text:style-name="a366" text:class-names="">ίκτες</text:span><text:span text:style-name="a367" text:class-names="">, όπ</text:span><text:span text:style-name="a368" text:class-names="">ου</text:span><text:span text:style-name="a369" text:class-names=""><text:s text:c="1"/>ο<text:s text:c="1"/></text:span><text:span text:style-name="a370" text:class-names="">στόχος</text:span><text:span text:style-name="a371" text:class-names=""><text:s text:c="1"/></text:span><text:span text:style-name="a372" text:class-names="">είν</text:span><text:span text:style-name="a373" text:class-names="">αι να<text:s text:c="1"/></text:span><text:span text:style-name="a374" text:class-names="">το</text:span><text:span text:style-name="a375" text:class-names="">π</text:span><text:span text:style-name="a376" text:class-names="">οθετήσουν</text:span><text:span text:style-name="a377" text:class-names=""><text:s text:c="1"/></text:span><text:span text:style-name="a378" text:class-names="">σε</text:span><text:span text:style-name="a379" text:class-names=""><text:s text:c="1"/></text:span><text:span text:style-name="a380" text:class-names="">ευθεί</text:span><text:span text:style-name="a381" text:class-names="">α<text:s text:c="1"/></text:span><text:span text:style-name="a382" text:class-names="">τρί</text:span><text:span text:style-name="a383" text:class-names="">α<text:s text:c="1"/></text:span><text:span text:style-name="a384" text:class-names="">δι</text:span><text:span text:style-name="a385" text:class-names="">α</text:span><text:span text:style-name="a386" text:class-names="">δοχικά</text:span><text:span text:style-name="a387" text:class-names=""><text:s text:c="1"/></text:span><text:span text:style-name="a388" text:class-names="">σύμ</text:span><text:span text:style-name="a389" text:class-names="">β</text:span><text:span text:style-name="a390" text:class-names="">ολ</text:span><text:span text:style-name="a391" text:class-names="">α (X ή O).<text:line-break/><text:s text:c="1"/></text:span><text:span text:style-name="a392" text:class-names="">Στο</text:span><text:span text:style-name="a393" text:class-names=""><text:s text:c="1"/></text:span><text:span text:style-name="a394" text:class-names="">συγκεκριμένο</text:span><text:span text:style-name="a395" text:class-names=""><text:s text:c="1"/>project,<text:s text:c="1"/></text:span><text:span text:style-name="a396" text:class-names="">δημιουργήθηκε</text:span><text:span text:style-name="a397" text:class-names=""><text:s text:c="1"/></text:span><text:span text:style-name="a398" text:class-names="">μι</text:span><text:span text:style-name="a399" text:class-names="">α<text:s text:c="1"/></text:span><text:span text:style-name="a400" text:class-names="">εφ</text:span><text:span text:style-name="a401" text:class-names="">α</text:span><text:span text:style-name="a402" text:class-names="">ρμογή</text:span><text:span text:style-name="a403" text:class-names=""><text:s text:c="1"/></text:span><text:span text:style-name="a404" text:class-names="">με</text:span><text:span text:style-name="a405" text:class-names=""><text:s text:c="1"/></text:span><text:span text:style-name="a406" text:class-names="">γρ</text:span><text:span text:style-name="a407" text:class-names="">α</text:span><text:span text:style-name="a408" text:class-names="">φικό</text:span><text:span text:style-name="a409" text:class-names=""><text:s text:c="1"/>π</text:span><text:span text:style-name="a410" text:class-names="">ερι</text:span><text:span text:style-name="a411" text:class-names="">β</text:span><text:span text:style-name="a412" text:class-names="">άλλον</text:span><text:span text:style-name="a413" text:class-names=""><text:s text:c="1"/>(GUI)<text:s text:c="1"/></text:span><text:span text:style-name="a414" text:class-names="">χρησιμο</text:span><text:span text:style-name="a415" text:class-names="">π</text:span><text:span text:style-name="a416" text:class-names="">οιώντ</text:span><text:span text:style-name="a417" text:class-names="">ας<text:s text:c="1"/></text:span><text:span text:style-name="a418" text:class-names="">την</text:span><text:span text:style-name="a419" text:class-names=""><text:s text:c="1"/>βιβ</text:span><text:span text:style-name="a420" text:class-names="">λιοθήκη</text:span><text:span text:style-name="a421" text:class-names=""><text:s text:c="1"/></text:span><text:span text:style-name="a422" text:class-names="">Tkinter</text:span><text:span text:style-name="a423" text:class-names=""><text:s text:c="1"/></text:span><text:span text:style-name="a424" text:class-names="">της</text:span><text:span text:style-name="a425" text:class-names=""><text:s text:c="1"/>Python.<text:line-break/> Η<text:s text:c="1"/></text:span><text:span text:style-name="a426" text:class-names="">εφ</text:span><text:span text:style-name="a427" text:class-names="">α</text:span><text:span text:style-name="a428" text:class-names="">ρμογή</text:span><text:span text:style-name="a429" text:class-names=""><text:s text:c="1"/>υπ</text:span><text:span text:style-name="a430" text:class-names="">οστηρίζει</text:span><text:span text:style-name="a431" text:class-names=""><text:s text:c="1"/>πα</text:span><text:span text:style-name="a432" text:class-names="">ιχνίδι</text:span><text:span text:style-name="a433" text:class-names=""><text:s text:c="1"/></text:span><text:span text:style-name="a434" text:class-names="">ενάντι</text:span><text:span text:style-name="a435" text:class-names="">α<text:s text:c="1"/></text:span><text:span text:style-name="a436" text:class-names="">σε</text:span><text:span text:style-name="a437" text:class-names=""><text:s text:c="1"/></text:span><text:span text:style-name="a438" text:class-names="">έν</text:span><text:span text:style-name="a439" text:class-names="">αν απ</text:span><text:span text:style-name="a440" text:class-names="">λό</text:span><text:span text:style-name="a441" text:class-names=""><text:s text:c="1"/>υπ</text:span><text:span text:style-name="a442" text:class-names="">ολογιστή</text:span><text:span text:style-name="a443" text:class-names=""><text:s text:c="1"/>(AI), κατα</text:span><text:span text:style-name="a444" text:class-names="">γρ</text:span><text:span text:style-name="a445" text:class-names="">α</text:span><text:span text:style-name="a446" text:class-names="">φή</text:span><text:span text:style-name="a447" text:class-names=""><text:s text:c="1"/></text:span><text:span text:style-name="a448" text:class-names="">σκορ</text:span><text:span text:style-name="a449" text:class-names=""><text:s text:c="1"/>(scoreboard) και<text:s text:c="1"/></text:span><text:span text:style-name="a450" text:class-names="">χρονόμετρο</text:span><text:span text:style-name="a451" text:class-names=""><text:s text:c="1"/></text:span><text:span text:style-name="a452" text:class-names="">γι</text:span><text:span text:style-name="a453" text:class-names="">α<text:s text:c="1"/></text:span><text:span text:style-name="a454" text:class-names="">κάθε</text:span><text:span text:style-name="a455" text:class-names=""><text:s text:c="1"/></text:span><text:span text:style-name="a456" text:class-names="">κίνηση</text:span><text:span text:style-name="a457" text:class-names="">.<text:line-break/> Ο<text:s text:c="1"/></text:span><text:span text:style-name="a458" text:class-names="">σκο</text:span><text:span text:style-name="a459" text:class-names="">π</text:span><text:span text:style-name="a460" text:class-names="">ός</text:span><text:span text:style-name="a461" text:class-names=""><text:s text:c="1"/></text:span><text:span text:style-name="a462" text:class-names="">του</text:span><text:span text:style-name="a463" text:class-names=""><text:s text:c="1"/>project<text:s text:c="1"/></text:span><text:span text:style-name="a464" text:class-names="">ήτ</text:span><text:span text:style-name="a465" text:class-names="">αν η<text:s text:c="1"/></text:span><text:span text:style-name="a466" text:class-names="">εξάσκηση</text:span><text:span text:style-name="a467" text:class-names=""><text:s text:c="1"/></text:span><text:span text:style-name="a468" text:class-names="">σε</text:span><text:span text:style-name="a469" text:class-names=""><text:s text:c="1"/>βα</text:span><text:span text:style-name="a470" text:class-names="">σικές</text:span><text:span text:style-name="a471" text:class-names=""><text:s text:c="1"/></text:span><text:span text:style-name="a472" text:class-names="">έννοιες</text:span><text:span text:style-name="a473" text:class-names=""><text:s text:c="1"/>π</text:span><text:span text:style-name="a474" text:class-names="">ρογρ</text:span><text:span text:style-name="a475" text:class-names="">α</text:span><text:span text:style-name="a476" text:class-names="">μμ</text:span><text:span text:style-name="a477" text:class-names="">α</text:span><text:span text:style-name="a478" text:class-names="">τισμού</text:span><text:span text:style-name="a479" text:class-names="">, GUI design και απ</text:span><text:span text:style-name="a480" text:class-names="">λή</text:span><text:span text:style-name="a481" text:class-names=""><text:s text:c="1"/></text:span><text:span text:style-name="a482" text:class-names="">τεχνητή</text:span><text:span text:style-name="a483" text:class-names=""><text:s text:c="1"/></text:span><text:span text:style-name="a484" text:class-names="">νοημοσύνη</text:span><text:span text:style-name="a485" text:class-names="">.</text:span><text:span text:style-name="a486" text:class-names=""/></text:p>
          </draw:text-box>
          <svg:title/>
          <svg:desc/>
        </draw:frame>
      </draw:page>
      <draw:page draw:name="Slide2" draw:style-name="a489" draw:master-page-name="Master1-Layout2-obj-Title-and-Content" presentation:presentation-page-layout-name="Master1-PPL2" draw:id="Slide-257">
        <draw:frame draw:id="id71" presentation:style-name="a496" draw:name="Title 1" svg:x="1.61056in" svg:y="-0.97933in" svg:width="10.10327in" svg:height="1.97557in" presentation:class="title" presentation:placeholder="false">
          <draw:text-box>
            <text:p text:style-name="a495" text:class-names="" text:cond-style-name=""><text:span text:style-name="a490" text:class-names="">Στόχος</text:span><text:span text:style-name="a491" text:class-names=""><text:s text:c="1"/></text:span><text:span text:style-name="a492" text:class-names="">του</text:span><text:span text:style-name="a493" text:class-names=""><text:s text:c="1"/>Project.</text:span><text:span text:style-name="a494" text:class-names=""/></text:p>
          </draw:text-box>
          <svg:title/>
          <svg:desc/>
        </draw:frame>
        <draw:frame draw:id="id72" presentation:style-name="a644" draw:name="Content Placeholder 2" svg:x="0.38415in" svg:y="0.99057in" svg:width="12.17875in" svg:height="5.6761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497" text:class-names="">Να<text:s text:c="1"/></text:span><text:span text:style-name="a498" text:class-names="">υλο</text:span><text:span text:style-name="a499" text:class-names="">π</text:span><text:span text:style-name="a500" text:class-names="">οιηθεί</text:span><text:span text:style-name="a501" text:class-names=""><text:s text:c="1"/></text:span><text:span text:style-name="a502" text:class-names="">το</text:span><text:span text:style-name="a503" text:class-names=""><text:s text:c="1"/>πα</text:span><text:span text:style-name="a504" text:class-names="">ιχνίδι</text:span><text:span text:style-name="a505" text:class-names=""><text:s text:c="1"/>Tic Tac Toe<text:s text:c="1"/></text:span><text:span text:style-name="a506" text:class-names="">με</text:span><text:span text:style-name="a507" text:class-names=""><text:s text:c="1"/></text:span><text:span text:style-name="a508" text:class-names="">γρ</text:span><text:span text:style-name="a509" text:class-names="">α</text:span><text:span text:style-name="a510" text:class-names="">φικό</text:span><text:span text:style-name="a511" text:class-names=""><text:s text:c="1"/>π</text:span><text:span text:style-name="a512" text:class-names="">ερι</text:span><text:span text:style-name="a513" text:class-names="">β</text:span><text:span text:style-name="a514" text:class-names="">άλλον</text:span><text:span text:style-name="a515" text:class-names=""><text:s text:c="1"/></text:span><text:span text:style-name="a516" text:class-names="">χρησιμο</text:span><text:span text:style-name="a517" text:class-names="">π</text:span><text:span text:style-name="a518" text:class-names="">οιώντ</text:span><text:span text:style-name="a519" text:class-names="">ας Python και<text:s text:c="1"/></text:span><text:span text:style-name="a520" text:class-names="">Tkinter</text:span><text:span text:style-name="a521" text:class-names="">.</text:span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28" text:class-names="">Να<text:s text:c="1"/></text:span><text:span text:style-name="a529" text:class-names="">δημιουργηθεί</text:span><text:span text:style-name="a530" text:class-names=""><text:s text:c="1"/></text:span><text:span text:style-name="a531" text:class-names="">έν</text:span><text:span text:style-name="a532" text:class-names="">ας απ</text:span><text:span text:style-name="a533" text:class-names="">λός</text:span><text:span text:style-name="a534" text:class-names=""><text:s text:c="1"/>AI α</text:span><text:span text:style-name="a535" text:class-names="">ντί</text:span><text:span text:style-name="a536" text:class-names="">πα</text:span><text:span text:style-name="a537" text:class-names="">λος</text:span><text:span text:style-name="a538" text:class-names=""><text:s text:c="1"/>π</text:span><text:span text:style-name="a539" text:class-names="">ου</text:span><text:span text:style-name="a540" text:class-names=""><text:s text:c="1"/>να πα</text:span><text:span text:style-name="a541" text:class-names="">ίζει</text:span><text:span text:style-name="a542" text:class-names=""><text:s text:c="1"/>α</text:span><text:span text:style-name="a543" text:class-names="">υτόνομ</text:span><text:span text:style-name="a544" text:class-names="">α.</text:span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51" text:class-names="">Να κατα</text:span><text:span text:style-name="a552" text:class-names="">γρ</text:span><text:span text:style-name="a553" text:class-names="">α</text:span><text:span text:style-name="a554" text:class-names="">φεί</text:span><text:span text:style-name="a555" text:class-names=""><text:s text:c="1"/></text:span><text:span text:style-name="a556" text:class-names="">το</text:span><text:span text:style-name="a557" text:class-names=""><text:s text:c="1"/></text:span><text:span text:style-name="a558" text:class-names="">σκορ</text:span><text:span text:style-name="a559" text:class-names=""><text:s text:c="1"/></text:span><text:span text:style-name="a560" text:class-names="">των</text:span><text:span text:style-name="a561" text:class-names=""><text:s text:c="1"/>πα</text:span><text:span text:style-name="a562" text:class-names="">ικτών</text:span><text:span text:style-name="a563" text:class-names=""><text:s text:c="1"/>(scoreboard)<text:s text:c="1"/></text:span><text:span text:style-name="a564" text:class-names="">γι</text:span><text:span text:style-name="a565" text:class-names="">α να παρα</text:span><text:span text:style-name="a566" text:class-names="">κολουθούντ</text:span><text:span text:style-name="a567" text:class-names="">αι<text:s text:c="1"/></text:span><text:span text:style-name="a568" text:class-names="">οι</text:span><text:span text:style-name="a569" text:class-names=""><text:s text:c="1"/></text:span><text:span text:style-name="a570" text:class-names="">νίκες</text:span><text:span text:style-name="a571" text:class-names="">.</text:span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578" text:class-names="">Να<text:s text:c="1"/></text:span><text:span text:style-name="a579" text:class-names="">ενσωμ</text:span><text:span text:style-name="a580" text:class-names="">α</text:span><text:span text:style-name="a581" text:class-names="">τωθεί</text:span><text:span text:style-name="a582" text:class-names=""><text:s text:c="1"/></text:span><text:span text:style-name="a583" text:class-names="">χρονόμετρο</text:span><text:span text:style-name="a584" text:class-names=""><text:s text:c="1"/></text:span><text:span text:style-name="a585" text:class-names="">γι</text:span><text:span text:style-name="a586" text:class-names="">α π</text:span><text:span text:style-name="a587" text:class-names="">εριορισμό</text:span><text:span text:style-name="a588" text:class-names=""><text:s text:c="1"/></text:span><text:span text:style-name="a589" text:class-names="">χρόνου</text:span><text:span text:style-name="a590" text:class-names=""><text:s text:c="1"/></text:span><text:span text:style-name="a591" text:class-names="">κάθε</text:span><text:span text:style-name="a592" text:class-names=""><text:s text:c="1"/></text:span><text:span text:style-name="a593" text:class-names="">κίνησης</text:span><text:span text:style-name="a594" text:class-names="">, π</text:span><text:span text:style-name="a595" text:class-names="">ροσθέτοντ</text:span><text:span text:style-name="a596" text:class-names="">ας<text:s text:c="1"/></text:span><text:span text:style-name="a597" text:class-names="">στοιχείο</text:span><text:span text:style-name="a598" text:class-names=""><text:s text:c="1"/>π</text:span><text:span text:style-name="a599" text:class-names="">ίεσης</text:span><text:span text:style-name="a600" text:class-names=""><text:s text:c="1"/></text:span><text:span text:style-name="a601" text:class-names="">στο</text:span><text:span text:style-name="a602" text:class-names=""><text:s text:c="1"/>πα</text:span><text:span text:style-name="a603" text:class-names="">ιχνίδι</text:span><text:span text:style-name="a604" text:class-names="">.</text:span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11" text:class-names="">Να απ</text:span><text:span text:style-name="a612" text:class-names="">οκτηθούν</text:span><text:span text:style-name="a613" text:class-names=""><text:s text:c="1"/></text:span><text:span text:style-name="a614" text:class-names="">γνώσεις</text:span><text:span text:style-name="a615" text:class-names=""><text:s text:c="1"/></text:span><text:span text:style-name="a616" text:class-names="">σε</text:span><text:span text:style-name="a617" text:class-names=""><text:s text:c="1"/>α</text:span><text:span text:style-name="a618" text:class-names="">ντικειμενοστρ</text:span><text:span text:style-name="a619" text:class-names="">α</text:span><text:span text:style-name="a620" text:class-names="">φή</text:span><text:span text:style-name="a621" text:class-names=""><text:s text:c="1"/>π</text:span><text:span text:style-name="a622" text:class-names="">ρογρ</text:span><text:span text:style-name="a623" text:class-names="">α</text:span><text:span text:style-name="a624" text:class-names="">μμ</text:span><text:span text:style-name="a625" text:class-names="">α</text:span><text:span text:style-name="a626" text:class-names="">τισμό</text:span><text:span text:style-name="a627" text:class-names="">,<text:s text:c="1"/></text:span><text:span text:style-name="a628" text:class-names="">δι</text:span><text:span text:style-name="a629" text:class-names="">α</text:span><text:span text:style-name="a630" text:class-names="">χείριση</text:span><text:span text:style-name="a631" text:class-names=""><text:s text:c="1"/>GUI και βα</text:span><text:span text:style-name="a632" text:class-names="">σική</text:span><text:span text:style-name="a633" text:class-names=""><text:s text:c="1"/></text:span><text:span text:style-name="a634" text:class-names="">τεχνητή</text:span><text:span text:style-name="a635" text:class-names=""><text:s text:c="1"/></text:span><text:span text:style-name="a636" text:class-names="">νοημοσύνη</text:span><text:span text:style-name="a637" text:class-names="">.</text:span><text:span text:style-name="a638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  <draw:frame draw:id="id73" presentation:style-name="a649" draw:transform="translate(-1.46177in -0.19965in) rotate(-1.5708) translate(12.91309in 5.54886in)" draw:name="Date Placeholder 3" svg:width="2.92355in" svg:height="0.39931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>5/16/2025</text:date></text:span><text:span text:style-name="a647" text:class-names=""/></text:p>
          </draw:text-box>
          <svg:title/>
          <svg:desc/>
        </draw:frame>
        <draw:frame draw:id="id74" presentation:style-name="a652" draw:transform="translate(-1.45966in -0.19965in) rotate(-1.5708) translate(12.91309in 1.96025in)" draw:name="Footer Placeholder 4" svg:width="2.91932in" svg:height="0.39931in" presentation:class="footer" presentation:placeholder="false">
          <draw:text-box>
            <text:p text:style-name="a651" text:class-names="" text:cond-style-name=""><text:span text:style-name="a650" text:class-names="">
 <text:s text:c="13"/></text:span></text:p>
          </draw:text-box>
          <svg:title/>
          <svg:desc/>
        </draw:frame>
        <draw:frame draw:id="id75" presentation:style-name="a655" draw:name="Slide Number Placeholder 5" svg:x="12.5688in" svg:y="3.52127in" svg:width="0.6886in" svg:height="0.47007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2</text:page-number></text:span></text:p>
          </draw:text-box>
          <svg:title/>
          <svg:desc/>
        </draw:frame>
      </draw:page>
      <draw:page draw:name="Slide3" draw:style-name="a656" draw:master-page-name="Master1-Layout2-obj-Title-and-Content" presentation:presentation-page-layout-name="Master1-PPL2" draw:id="Slide-258">
        <draw:frame draw:id="id76" presentation:style-name="a665" draw:name="Title 1" svg:x="0.25836in" svg:y="0.04268in" svg:width="10.10327in" svg:height="0.93784in" presentation:class="title" presentation:placeholder="false">
          <draw:text-box>
            <text:p text:style-name="a664" text:class-names="" text:cond-style-name=""><text:span text:style-name="a657" text:class-names="">Δομή</text:span><text:span text:style-name="a658" text:class-names=""><text:s text:c="1"/></text:span><text:span text:style-name="a659" text:class-names="">Προγράμμ</text:span><text:span text:style-name="a660" text:class-names="">α</text:span><text:span text:style-name="a661" text:class-names="">τος</text:span><text:span text:style-name="a662" text:class-names="">.</text:span><text:span text:style-name="a663" text:class-names=""/></text:p>
          </draw:text-box>
          <svg:title/>
          <svg:desc/>
        </draw:frame>
        <draw:frame draw:id="id77" presentation:style-name="a807" draw:name="Content Placeholder 2" svg:x="0.25836in" svg:y="1.33648in" svg:width="12.83912in" svg:height="5.83333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66" text:class-names="">Το</text:span><text:span text:style-name="a667" text:class-names=""><text:s text:c="1"/>project<text:s text:c="1"/></text:span><text:span text:style-name="a668" text:class-names="">είν</text:span><text:span text:style-name="a669" text:class-names="">αι<text:s text:c="1"/></text:span><text:span text:style-name="a670" text:class-names="">χωρισμένο</text:span><text:span text:style-name="a671" text:class-names=""><text:s text:c="1"/></text:span><text:span text:style-name="a672" text:class-names="">σε</text:span><text:span text:style-name="a673" text:class-names=""><text:s text:c="1"/></text:span><text:span text:style-name="a674" text:class-names="">ξεχωριστά</text:span><text:span text:style-name="a675" text:class-names=""><text:s text:c="1"/>α</text:span><text:span text:style-name="a676" text:class-names="">ρχεί</text:span><text:span text:style-name="a677" text:class-names="">α<text:s text:c="1"/></text:span><text:span text:style-name="a678" text:class-names="">γι</text:span><text:span text:style-name="a679" text:class-names="">α κα</text:span><text:span text:style-name="a680" text:class-names="">λύτερη</text:span><text:span text:style-name="a681" text:class-names=""><text:s text:c="1"/></text:span><text:span text:style-name="a682" text:class-names="">οργάνωση</text:span><text:span text:style-name="a683" text:class-names=""><text:s text:c="1"/>και<text:s text:c="1"/></text:span><text:span text:style-name="a684" text:class-names="">ευκολότερη</text:span><text:span text:style-name="a685" text:class-names=""><text:s text:c="1"/></text:span><text:span text:style-name="a686" text:class-names="">συντήρηση</text:span><text:span text:style-name="a687" text:class-names="">:</text:span><text:span text:style-name="a688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691" text:class-names="">game_logic.py</text:span><text:span text:style-name="a692" text:class-names=""><text:line-break/><text:s text:c="1"/></text:span><text:span text:style-name="a693" text:class-names="">Περιέχει</text:span><text:span text:style-name="a694" text:class-names=""><text:s text:c="1"/></text:span><text:span text:style-name="a695" text:class-names="">τη</text:span><text:span text:style-name="a696" text:class-names=""><text:s text:c="1"/></text:span><text:span text:style-name="a697" text:class-names="">λογική</text:span><text:span text:style-name="a698" text:class-names=""><text:s text:c="1"/></text:span><text:span text:style-name="a699" text:class-names="">του</text:span><text:span text:style-name="a700" text:class-names=""><text:s text:c="1"/>πα</text:span><text:span text:style-name="a701" text:class-names="">ιχνιδιού</text:span><text:span text:style-name="a702" text:class-names="">: π</text:span><text:span text:style-name="a703" text:class-names="">ίν</text:span><text:span text:style-name="a704" text:class-names="">ακας,<text:s text:c="1"/></text:span><text:span text:style-name="a705" text:class-names="">έλεγχος</text:span><text:span text:style-name="a706" text:class-names=""><text:s text:c="1"/></text:span><text:span text:style-name="a707" text:class-names="">νίκης</text:span><text:span text:style-name="a708" text:class-names="">,<text:s text:c="1"/></text:span><text:span text:style-name="a709" text:class-names="">εν</text:span><text:span text:style-name="a710" text:class-names="">α</text:span><text:span text:style-name="a711" text:class-names="">λλ</text:span><text:span text:style-name="a712" text:class-names="">α</text:span><text:span text:style-name="a713" text:class-names="">γή</text:span><text:span text:style-name="a714" text:class-names=""><text:s text:c="1"/>πα</text:span><text:span text:style-name="a715" text:class-names="">ικτών</text:span><text:span text:style-name="a716" text:class-names="">, AI<text:s text:c="1"/></text:span><text:span text:style-name="a717" text:class-names="">κίνηση</text:span><text:span text:style-name="a718" text:class-names="">.</text:span><text:span text:style-name="a719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22" text:class-names="">scoreboard.py<text:line-break/><text:s text:c="1"/></text:span><text:span text:style-name="a723" text:class-names="">Δι</text:span><text:span text:style-name="a724" text:class-names="">α</text:span><text:span text:style-name="a725" text:class-names="">χειρίζετ</text:span><text:span text:style-name="a726" text:class-names="">αι<text:s text:c="1"/></text:span><text:span text:style-name="a727" text:class-names="">το</text:span><text:span text:style-name="a728" text:class-names=""><text:s text:c="1"/></text:span><text:span text:style-name="a729" text:class-names="">σκορ</text:span><text:span text:style-name="a730" text:class-names=""><text:s text:c="1"/></text:span><text:span text:style-name="a731" text:class-names="">των</text:span><text:span text:style-name="a732" text:class-names=""><text:s text:c="1"/>πα</text:span><text:span text:style-name="a733" text:class-names="">ικτών</text:span><text:span text:style-name="a734" text:class-names="">: απ</text:span><text:span text:style-name="a735" text:class-names="">οθήκευση</text:span><text:span text:style-name="a736" text:class-names="">,<text:s text:c="1"/></text:span><text:span text:style-name="a737" text:class-names="">ενημέρωση</text:span><text:span text:style-name="a738" text:class-names=""><text:s text:c="1"/>και επανα</text:span><text:span text:style-name="a739" text:class-names="">φορά</text:span><text:span text:style-name="a740" text:class-names="">.</text:span><text:span text:style-name="a741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44" text:class-names="">gui.py<text:line-break/><text:s text:c="1"/></text:span><text:span text:style-name="a745" text:class-names="">Υλο</text:span><text:span text:style-name="a746" text:class-names="">π</text:span><text:span text:style-name="a747" text:class-names="">οιεί</text:span><text:span text:style-name="a748" text:class-names=""><text:s text:c="1"/></text:span><text:span text:style-name="a749" text:class-names="">το</text:span><text:span text:style-name="a750" text:class-names=""><text:s text:c="1"/></text:span><text:span text:style-name="a751" text:class-names="">γρ</text:span><text:span text:style-name="a752" text:class-names="">α</text:span><text:span text:style-name="a753" text:class-names="">φικό</text:span><text:span text:style-name="a754" text:class-names=""><text:s text:c="1"/>π</text:span><text:span text:style-name="a755" text:class-names="">ερι</text:span><text:span text:style-name="a756" text:class-names="">β</text:span><text:span text:style-name="a757" text:class-names="">άλλον</text:span><text:span text:style-name="a758" text:class-names=""><text:s text:c="1"/></text:span><text:span text:style-name="a759" text:class-names="">με</text:span><text:span text:style-name="a760" text:class-names=""><text:s text:c="1"/></text:span><text:span text:style-name="a761" text:class-names="">Tkinter</text:span><text:span text:style-name="a762" text:class-names="">:<text:s text:c="1"/></text:span><text:span text:style-name="a763" text:class-names="">κουμ</text:span><text:span text:style-name="a764" text:class-names="">π</text:span><text:span text:style-name="a765" text:class-names="">ιά</text:span><text:span text:style-name="a766" text:class-names="">,<text:s text:c="1"/></text:span><text:span text:style-name="a767" text:class-names="">ενημέρωση</text:span><text:span text:style-name="a768" text:class-names=""><text:s text:c="1"/>UI,<text:s text:c="1"/></text:span><text:span text:style-name="a769" text:class-names="">χειρισμός</text:span><text:span text:style-name="a770" text:class-names=""><text:s text:c="1"/></text:span><text:span text:style-name="a771" text:class-names="">συμ</text:span><text:span text:style-name="a772" text:class-names="">β</text:span><text:span text:style-name="a773" text:class-names="">άντων</text:span><text:span text:style-name="a774" text:class-names="">.</text:span><text:span text:style-name="a775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778" text:class-names="">main.py<text:line-break/><text:s text:c="1"/></text:span><text:span text:style-name="a779" text:class-names="">Εκτελεί</text:span><text:span text:style-name="a780" text:class-names=""><text:s text:c="1"/></text:span><text:span text:style-name="a781" text:class-names="">το</text:span><text:span text:style-name="a782" text:class-names=""><text:s text:c="1"/>π</text:span><text:span text:style-name="a783" text:class-names="">ρόγρ</text:span><text:span text:style-name="a784" text:class-names="">α</text:span><text:span text:style-name="a785" text:class-names="">μμ</text:span><text:span text:style-name="a786" text:class-names="">α,<text:s text:c="1"/></text:span><text:span text:style-name="a787" text:class-names="">δημιουργώντ</text:span><text:span text:style-name="a788" text:class-names="">ας τα α</text:span><text:span text:style-name="a789" text:class-names="">ντικείμεν</text:span><text:span text:style-name="a790" text:class-names="">α<text:s text:c="1"/></text:span><text:span text:style-name="a791" text:class-names="">των</text:span><text:span text:style-name="a792" text:class-names=""><text:s text:c="1"/>παραπ</text:span><text:span text:style-name="a793" text:class-names="">άνω</text:span><text:span text:style-name="a794" text:class-names=""><text:s text:c="1"/>και<text:s text:c="1"/></text:span><text:span text:style-name="a795" text:class-names="">ξεκινώντ</text:span><text:span text:style-name="a796" text:class-names="">ας<text:s text:c="1"/></text:span><text:span text:style-name="a797" text:class-names="">το</text:span><text:span text:style-name="a798" text:class-names=""><text:s text:c="1"/>πα</text:span><text:span text:style-name="a799" text:class-names="">ράθυρο</text:span><text:span text:style-name="a800" text:class-names="">.</text:span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  <draw:frame draw:id="id78" presentation:style-name="a812" draw:transform="translate(-1.46177in -0.19965in) rotate(-1.5708) translate(12.91309in 5.54886in)" draw:name="Date Placeholder 3" svg:width="2.92355in" svg:height="0.39931in" presentation:class="date-time" presentation:placeholder="false">
          <draw:text-box>
            <text:p text:style-name="a811" text:class-names="" text:cond-style-name=""><text:span text:style-name="a808" text:class-names=""><text:date text:fixed="false" style:data-style-name="a809">5/16/2025</text:date></text:span><text:span text:style-name="a810" text:class-names=""/></text:p>
          </draw:text-box>
          <svg:title/>
          <svg:desc/>
        </draw:frame>
        <draw:frame draw:id="id79" presentation:style-name="a815" draw:transform="translate(-1.45966in -0.19965in) rotate(-1.5708) translate(12.91309in 1.96025in)" draw:name="Footer Placeholder 4" svg:width="2.91932in" svg:height="0.39931in" presentation:class="footer" presentation:placeholder="false">
          <draw:text-box>
            <text:p text:style-name="a814" text:class-names="" text:cond-style-name=""><text:span text:style-name="a813" text:class-names="">
 <text:s text:c="13"/></text:span></text:p>
          </draw:text-box>
          <svg:title/>
          <svg:desc/>
        </draw:frame>
        <draw:frame draw:id="id80" presentation:style-name="a818" draw:name="Slide Number Placeholder 5" svg:x="12.5688in" svg:y="3.52127in" svg:width="0.6886in" svg:height="0.47007in" presentation:class="page-number" presentation:placeholder="false">
          <draw:text-box>
            <text:p text:style-name="a817" text:class-names="" text:cond-style-name=""><text:span text:style-name="a816" text:class-names=""><text:page-number style:num-format="1" text:fixed="false">3</text:page-number></text:span></text:p>
          </draw:text-box>
          <svg:title/>
          <svg:desc/>
        </draw:frame>
      </draw:page>
      <draw:page draw:name="Slide4" draw:style-name="a819" draw:master-page-name="Master1-Layout2-obj-Title-and-Content" presentation:presentation-page-layout-name="Master1-PPL2" draw:id="Slide-259">
        <draw:frame draw:id="id81" presentation:style-name="a825" draw:name="Title 1" svg:x="0.21119in" svg:y="0.35715in" svg:width="10.10327in" svg:height="0.93784in" presentation:class="title" presentation:placeholder="false">
          <draw:text-box>
            <text:p text:style-name="a824" text:class-names="" text:cond-style-name=""><text:span text:style-name="a820" text:class-names="">Λογική</text:span><text:span text:style-name="a821" text:class-names=""><text:s text:c="1"/>Πα</text:span><text:span text:style-name="a822" text:class-names="">ιχνιδιού</text:span><text:span text:style-name="a823" text:class-names=""/></text:p>
          </draw:text-box>
          <svg:title/>
          <svg:desc/>
        </draw:frame>
        <draw:frame draw:id="id82" presentation:style-name="a963" draw:name="Content Placeholder 2" svg:x="0.00679in" svg:y="1.43082in" svg:width="13.21648in" svg:height="5.75472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26" text:class-names="">Το</text:span><text:span text:style-name="a827" text:class-names=""><text:s text:c="1"/>πα</text:span><text:span text:style-name="a828" text:class-names="">ιχνίδι</text:span><text:span text:style-name="a829" text:class-names=""><text:s text:c="1"/></text:span><text:span text:style-name="a830" text:class-names="">υλο</text:span><text:span text:style-name="a831" text:class-names="">π</text:span><text:span text:style-name="a832" text:class-names="">οιείτ</text:span><text:span text:style-name="a833" text:class-names="">αι<text:s text:c="1"/></text:span><text:span text:style-name="a834" text:class-names="">με</text:span><text:span text:style-name="a835" text:class-names=""><text:s text:c="1"/></text:span><text:span text:style-name="a836" text:class-names="">έν</text:span><text:span text:style-name="a837" text:class-names="">αν π</text:span><text:span text:style-name="a838" text:class-names="">ίν</text:span><text:span text:style-name="a839" text:class-names="">ακα 3x3 (</text:span><text:span text:style-name="a840" text:class-names="">λίστ</text:span><text:span text:style-name="a841" text:class-names="">α 9<text:s text:c="1"/></text:span><text:span text:style-name="a842" text:class-names="">στοιχείων</text:span><text:span text:style-name="a843" text:class-names="">).</text:span><text:span text:style-name="a844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47" text:class-names="">Κάθε</text:span><text:span text:style-name="a848" text:class-names=""><text:s text:c="1"/>πα</text:span><text:span text:style-name="a849" text:class-names="">ίκτης</text:span><text:span text:style-name="a850" text:class-names=""><text:s text:c="1"/>(X ή O) κάνει εναλλάξ μια κίνηση, τοποθετώντας το σύμβολό του σε ένα κενό κελί.</text:span><text:span text:style-name="a851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54" text:class-names="">Μετά</text:span><text:span text:style-name="a855" text:class-names=""><text:s text:c="1"/>από<text:s text:c="1"/></text:span><text:span text:style-name="a856" text:class-names="">κάθε</text:span><text:span text:style-name="a857" text:class-names=""><text:s text:c="1"/></text:span><text:span text:style-name="a858" text:class-names="">κίνηση</text:span><text:span text:style-name="a859" text:class-names="">,<text:s text:c="1"/></text:span><text:span text:style-name="a860" text:class-names="">ελέγχετ</text:span><text:span text:style-name="a861" text:class-names="">αι<text:s text:c="1"/></text:span><text:span text:style-name="a862" text:class-names="">εάν</text:span><text:span text:style-name="a863" text:class-names=""><text:s text:c="1"/>υπ</text:span><text:span text:style-name="a864" text:class-names="">άρχει</text:span><text:span text:style-name="a865" text:class-names=""><text:s text:c="1"/></text:span><text:span text:style-name="a866" text:class-names="">νικητής</text:span><text:span text:style-name="a867" text:class-names=""><text:s text:c="1"/>ή<text:s text:c="1"/></text:span><text:span text:style-name="a868" text:class-names="">ισο</text:span><text:span text:style-name="a869" text:class-names="">πα</text:span><text:span text:style-name="a870" text:class-names="">λί</text:span><text:span text:style-name="a871" text:class-names="">α.</text:span><text:span text:style-name="a872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875" text:class-names="">Ο<text:s text:c="1"/></text:span><text:span text:style-name="a876" text:class-names="">νικητής</text:span><text:span text:style-name="a877" text:class-names=""><text:s text:c="1"/>π</text:span><text:span text:style-name="a878" text:class-names="">ροκύ</text:span><text:span text:style-name="a879" text:class-names="">π</text:span><text:span text:style-name="a880" text:class-names="">τει</text:span><text:span text:style-name="a881" text:class-names=""><text:s text:c="1"/>αν<text:s text:c="1"/></text:span><text:span text:style-name="a882" text:class-names="">τρί</text:span><text:span text:style-name="a883" text:class-names="">α<text:s text:c="1"/></text:span><text:span text:style-name="a884" text:class-names="">ίδι</text:span><text:span text:style-name="a885" text:class-names="">α<text:s text:c="1"/></text:span><text:span text:style-name="a886" text:class-names="">σύμ</text:span><text:span text:style-name="a887" text:class-names="">β</text:span><text:span text:style-name="a888" text:class-names="">ολ</text:span><text:span text:style-name="a889" text:class-names="">α<text:s text:c="1"/></text:span><text:span text:style-name="a890" text:class-names="">ευθυγρ</text:span><text:span text:style-name="a891" text:class-names="">α</text:span><text:span text:style-name="a892" text:class-names="">μμιστούν</text:span><text:span text:style-name="a893" text:class-names=""><text:s text:c="1"/></text:span><text:span text:style-name="a894" text:class-names="">οριζόντι</text:span><text:span text:style-name="a895" text:class-names="">α,<text:s text:c="1"/></text:span><text:span text:style-name="a896" text:class-names="">κάθετ</text:span><text:span text:style-name="a897" text:class-names="">α ή<text:s text:c="1"/></text:span><text:span text:style-name="a898" text:class-names="">δι</text:span><text:span text:style-name="a899" text:class-names="">α</text:span><text:span text:style-name="a900" text:class-names="">γώνι</text:span><text:span text:style-name="a901" text:class-names="">α.</text:span><text:span text:style-name="a902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05" text:class-names="">Αν</text:span><text:span text:style-name="a906" text:class-names=""><text:s text:c="1"/></text:span><text:span text:style-name="a907" text:class-names="">δεν</text:span><text:span text:style-name="a908" text:class-names=""><text:s text:c="1"/>υπ</text:span><text:span text:style-name="a909" text:class-names="">άρχουν</text:span><text:span text:style-name="a910" text:class-names=""><text:s text:c="1"/></text:span><text:span text:style-name="a911" text:class-names="">δι</text:span><text:span text:style-name="a912" text:class-names="">α</text:span><text:span text:style-name="a913" text:class-names="">θέσιμ</text:span><text:span text:style-name="a914" text:class-names="">α<text:s text:c="1"/></text:span><text:span text:style-name="a915" text:class-names="">κελιά</text:span><text:span text:style-name="a916" text:class-names=""><text:s text:c="1"/>και<text:s text:c="1"/></text:span><text:span text:style-name="a917" text:class-names="">δεν</text:span><text:span text:style-name="a918" text:class-names=""><text:s text:c="1"/>υπ</text:span><text:span text:style-name="a919" text:class-names="">άρχει</text:span><text:span text:style-name="a920" text:class-names=""><text:s text:c="1"/></text:span><text:span text:style-name="a921" text:class-names="">νικητής</text:span><text:span text:style-name="a922" text:class-names="">,<text:s text:c="1"/></text:span><text:span text:style-name="a923" text:class-names="">το</text:span><text:span text:style-name="a924" text:class-names=""><text:s text:c="1"/>πα</text:span><text:span text:style-name="a925" text:class-names="">ιχνίδι</text:span><text:span text:style-name="a926" text:class-names=""><text:s text:c="1"/></text:span><text:span text:style-name="a927" text:class-names="">λήγει</text:span><text:span text:style-name="a928" text:class-names=""><text:s text:c="1"/></text:span><text:span text:style-name="a929" text:class-names="">ισό</text:span><text:span text:style-name="a930" text:class-names="">πα</text:span><text:span text:style-name="a931" text:class-names="">λο</text:span><text:span text:style-name="a932" text:class-names="">.</text:span><text:span text:style-name="a933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36" text:class-names="">Η<text:s text:c="1"/></text:span><text:span text:style-name="a937" text:class-names="">λογική</text:span><text:span text:style-name="a938" text:class-names=""><text:s text:c="1"/></text:span><text:span text:style-name="a939" text:class-names="">υλο</text:span><text:span text:style-name="a940" text:class-names="">π</text:span><text:span text:style-name="a941" text:class-names="">οιείτ</text:span><text:span text:style-name="a942" text:class-names="">αι<text:s text:c="1"/></text:span><text:span text:style-name="a943" text:class-names="">με</text:span><text:span text:style-name="a944" text:class-names=""><text:s text:c="1"/>α</text:span><text:span text:style-name="a945" text:class-names="">ντικειμενοστρ</text:span><text:span text:style-name="a946" text:class-names="">α</text:span><text:span text:style-name="a947" text:class-names="">φή</text:span><text:span text:style-name="a948" text:class-names=""><text:s text:c="1"/></text:span><text:span text:style-name="a949" text:class-names="">τρό</text:span><text:span text:style-name="a950" text:class-names="">πο<text:s text:c="1"/></text:span><text:span text:style-name="a951" text:class-names="">στην</text:span><text:span text:style-name="a952" text:class-names=""><text:s text:c="1"/></text:span><text:span text:style-name="a953" text:class-names="">κλάση</text:span><text:span text:style-name="a954" text:class-names=""><text:s text:c="1"/></text:span><text:span text:style-name="a955" text:class-names="">Game</text:span><text:span text:style-name="a956" text:class-names="">.</text:span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</draw:text-box>
          <svg:title/>
          <svg:desc/>
        </draw:frame>
        <draw:frame draw:id="id83" presentation:style-name="a968" draw:transform="translate(-1.46177in -0.19965in) rotate(-1.5708) translate(12.91309in 5.54886in)" draw:name="Date Placeholder 3" svg:width="2.92355in" svg:height="0.39931in" presentation:class="date-time" presentation:placeholder="false">
          <draw:text-box>
            <text:p text:style-name="a967" text:class-names="" text:cond-style-name=""><text:span text:style-name="a964" text:class-names=""><text:date text:fixed="false" style:data-style-name="a965">5/16/2025</text:date></text:span><text:span text:style-name="a966" text:class-names=""/></text:p>
          </draw:text-box>
          <svg:title/>
          <svg:desc/>
        </draw:frame>
        <draw:frame draw:id="id84" presentation:style-name="a971" draw:transform="translate(-1.45966in -0.19965in) rotate(-1.5708) translate(12.91309in 1.96025in)" draw:name="Footer Placeholder 4" svg:width="2.91932in" svg:height="0.39931in" presentation:class="footer" presentation:placeholder="false">
          <draw:text-box>
            <text:p text:style-name="a970" text:class-names="" text:cond-style-name=""><text:span text:style-name="a969" text:class-names="">
 <text:s text:c="13"/></text:span></text:p>
          </draw:text-box>
          <svg:title/>
          <svg:desc/>
        </draw:frame>
        <draw:frame draw:id="id85" presentation:style-name="a974" draw:name="Slide Number Placeholder 5" svg:x="12.5688in" svg:y="3.52127in" svg:width="0.6886in" svg:height="0.47007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>4</text:page-number></text:span></text:p>
          </draw:text-box>
          <svg:title/>
          <svg:desc/>
        </draw:frame>
      </draw:page>
      <draw:page draw:name="Slide5" draw:style-name="a975" draw:master-page-name="Master1-Layout2-obj-Title-and-Content" presentation:presentation-page-layout-name="Master1-PPL2" draw:id="Slide-260">
        <draw:frame draw:id="id86" presentation:style-name="a986" draw:name="Title 1" svg:x="0.25836in" svg:y="0.49866in" svg:width="10.10327in" svg:height="0.93784in" presentation:class="title" presentation:placeholder="false">
          <draw:text-box>
            <text:p text:style-name="a985" text:class-names="" text:cond-style-name=""><text:span text:style-name="a976" text:class-names="">Γρ</text:span><text:span text:style-name="a977" text:class-names="">α</text:span><text:span text:style-name="a978" text:class-names="">φικό</text:span><text:span text:style-name="a979" text:class-names=""><text:s text:c="1"/></text:span><text:span text:style-name="a980" text:class-names="">Περι</text:span><text:span text:style-name="a981" text:class-names="">β</text:span><text:span text:style-name="a982" text:class-names="">άλλον</text:span><text:span text:style-name="a983" text:class-names=""><text:s text:c="1"/>(GUI).</text:span><text:span text:style-name="a984" text:class-names=""/></text:p>
          </draw:text-box>
          <svg:title/>
          <svg:desc/>
        </draw:frame>
        <draw:frame draw:id="id87" presentation:style-name="a1120" draw:name="Content Placeholder 2" svg:x="0.00679in" svg:y="1.94969in" svg:width="13.2951in" svg:height="5.09434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987" text:class-names="">Το</text:span><text:span text:style-name="a988" text:class-names=""><text:s text:c="1"/></text:span><text:span text:style-name="a989" text:class-names="">γρ</text:span><text:span text:style-name="a990" text:class-names="">α</text:span><text:span text:style-name="a991" text:class-names="">φικό</text:span><text:span text:style-name="a992" text:class-names=""><text:s text:c="1"/>π</text:span><text:span text:style-name="a993" text:class-names="">ερι</text:span><text:span text:style-name="a994" text:class-names="">β</text:span><text:span text:style-name="a995" text:class-names="">άλλον</text:span><text:span text:style-name="a996" text:class-names=""><text:s text:c="1"/></text:span><text:span text:style-name="a997" text:class-names="">του</text:span><text:span text:style-name="a998" text:class-names=""><text:s text:c="1"/>πα</text:span><text:span text:style-name="a999" text:class-names="">ιχνιδιού</text:span><text:span text:style-name="a1000" text:class-names=""><text:s text:c="1"/></text:span><text:span text:style-name="a1001" text:class-names="">υλο</text:span><text:span text:style-name="a1002" text:class-names="">π</text:span><text:span text:style-name="a1003" text:class-names="">οιήθηκε</text:span><text:span text:style-name="a1004" text:class-names=""><text:s text:c="1"/></text:span><text:span text:style-name="a1005" text:class-names="">με</text:span><text:span text:style-name="a1006" text:class-names=""><text:s text:c="1"/></text:span><text:span text:style-name="a1007" text:class-names="">τη</text:span><text:span text:style-name="a1008" text:class-names=""><text:s text:c="1"/>βιβ</text:span><text:span text:style-name="a1009" text:class-names="">λιοθήκη</text:span><text:span text:style-name="a1010" text:class-names=""><text:s text:c="1"/></text:span><text:span text:style-name="a1011" text:class-names="">Tkinter</text:span><text:span text:style-name="a1012" text:class-names=""><text:s text:c="1"/></text:span><text:span text:style-name="a1013" text:class-names="">της</text:span><text:span text:style-name="a1014" text:class-names=""><text:s text:c="1"/>Python.</text:span><text:span text:style-name="a1015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18" text:class-names="">Ο π</text:span><text:span text:style-name="a1019" text:class-names="">ίν</text:span><text:span text:style-name="a1020" text:class-names="">ακας<text:s text:c="1"/></text:span><text:span text:style-name="a1021" text:class-names="">του</text:span><text:span text:style-name="a1022" text:class-names=""><text:s text:c="1"/>παιχνιδιού αποτελείται από 9 κουμπιά (3x3) που αντιπροσωπεύουν τα κελιά.</text:span><text:span text:style-name="a1023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26" text:class-names="">Οι</text:span><text:span text:style-name="a1027" text:class-names=""><text:s text:c="1"/>πα</text:span><text:span text:style-name="a1028" text:class-names="">ίκτες</text:span><text:span text:style-name="a1029" text:class-names=""><text:s text:c="1"/>α</text:span><text:span text:style-name="a1030" text:class-names="">λληλε</text:span><text:span text:style-name="a1031" text:class-names="">π</text:span><text:span text:style-name="a1032" text:class-names="">ιδρούν</text:span><text:span text:style-name="a1033" text:class-names=""><text:s text:c="1"/>με το παιχνίδι πατώντας τα κουμπιά για να τοποθετήσουν το σύμβολό τους.</text:span><text:span text:style-name="a103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37" text:class-names="">Εμφ</text:span><text:span text:style-name="a1038" text:class-names="">α</text:span><text:span text:style-name="a1039" text:class-names="">νίζετ</text:span><text:span text:style-name="a1040" text:class-names="">αι<text:s text:c="1"/></text:span><text:span text:style-name="a1041" text:class-names="">χρονόμετρο</text:span><text:span text:style-name="a1042" text:class-names=""><text:s text:c="1"/></text:span><text:span text:style-name="a1043" text:class-names="">γι</text:span><text:span text:style-name="a1044" text:class-names="">α<text:s text:c="1"/></text:span><text:span text:style-name="a1045" text:class-names="">κάθε</text:span><text:span text:style-name="a1046" text:class-names=""><text:s text:c="1"/></text:span><text:span text:style-name="a1047" text:class-names="">κίνηση</text:span><text:span text:style-name="a1048" text:class-names=""><text:s text:c="1"/></text:span><text:span text:style-name="a1049" text:class-names="">ώστε</text:span><text:span text:style-name="a1050" text:class-names=""><text:s text:c="1"/>να υπ</text:span><text:span text:style-name="a1051" text:class-names="">άρχει</text:span><text:span text:style-name="a1052" text:class-names=""><text:s text:c="1"/></text:span><text:span text:style-name="a1053" text:class-names="">χρονική</text:span><text:span text:style-name="a1054" text:class-names=""><text:s text:c="1"/>π</text:span><text:span text:style-name="a1055" text:class-names="">ίεση</text:span><text:span text:style-name="a1056" text:class-names="">.</text:span><text:span text:style-name="a1057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60" text:class-names="">Υπ</text:span><text:span text:style-name="a1061" text:class-names="">άρχει</text:span><text:span text:style-name="a1062" text:class-names=""><text:s text:c="1"/></text:span><text:span text:style-name="a1063" text:class-names="">scoreboard</text:span><text:span text:style-name="a1064" text:class-names=""><text:s text:c="1"/></text:span><text:span text:style-name="a1065" text:class-names="">στο</text:span><text:span text:style-name="a1066" text:class-names=""><text:s text:c="1"/></text:span><text:span text:style-name="a1067" text:class-names="">κάτω</text:span><text:span text:style-name="a1068" text:class-names=""><text:s text:c="1"/></text:span><text:span text:style-name="a1069" text:class-names="">μέρος</text:span><text:span text:style-name="a1070" text:class-names=""><text:s text:c="1"/></text:span><text:span text:style-name="a1071" text:class-names="">του</text:span><text:span text:style-name="a1072" text:class-names=""><text:s text:c="1"/>παρα</text:span><text:span text:style-name="a1073" text:class-names="">θύρου</text:span><text:span text:style-name="a1074" text:class-names="">, π</text:span><text:span text:style-name="a1075" text:class-names="">ου</text:span><text:span text:style-name="a1076" text:class-names=""><text:s text:c="1"/></text:span><text:span text:style-name="a1077" text:class-names="">εμφ</text:span><text:span text:style-name="a1078" text:class-names="">α</text:span><text:span text:style-name="a1079" text:class-names="">νίζει</text:span><text:span text:style-name="a1080" text:class-names=""><text:s text:c="1"/></text:span><text:span text:style-name="a1081" text:class-names="">το</text:span><text:span text:style-name="a1082" text:class-names=""><text:s text:c="1"/></text:span><text:span text:style-name="a1083" text:class-names="">σκορ</text:span><text:span text:style-name="a1084" text:class-names=""><text:s text:c="1"/></text:span><text:span text:style-name="a1085" text:class-names="">των</text:span><text:span text:style-name="a1086" text:class-names=""><text:s text:c="1"/>πα</text:span><text:span text:style-name="a1087" text:class-names="">ικτών</text:span><text:span text:style-name="a1088" text:class-names="">.</text:span><text:span text:style-name="a1089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092" text:class-names="">Υλο</text:span><text:span text:style-name="a1093" text:class-names="">π</text:span><text:span text:style-name="a1094" text:class-names="">οιήθηκ</text:span><text:span text:style-name="a1095" text:class-names="">αν και<text:s text:c="1"/></text:span><text:span text:style-name="a1096" text:class-names="">κουμ</text:span><text:span text:style-name="a1097" text:class-names="">π</text:span><text:span text:style-name="a1098" text:class-names="">ιά</text:span><text:span text:style-name="a1099" text:class-names=""><text:s text:c="1"/>επανα</text:span><text:span text:style-name="a1100" text:class-names="">φοράς</text:span><text:span text:style-name="a1101" text:class-names=""><text:s text:c="1"/></text:span><text:span text:style-name="a1102" text:class-names="">γι</text:span><text:span text:style-name="a1103" text:class-names="">α<text:s text:c="1"/></text:span><text:span text:style-name="a1104" text:class-names="">νέο</text:span><text:span text:style-name="a1105" text:class-names=""><text:s text:c="1"/>πα</text:span><text:span text:style-name="a1106" text:class-names="">ιχνίδι</text:span><text:span text:style-name="a1107" text:class-names=""><text:s text:c="1"/>ή<text:s text:c="1"/></text:span><text:span text:style-name="a1108" text:class-names="">μηδενισμό</text:span><text:span text:style-name="a1109" text:class-names=""><text:s text:c="1"/></text:span><text:span text:style-name="a1110" text:class-names="">του</text:span><text:span text:style-name="a1111" text:class-names=""><text:s text:c="1"/></text:span><text:span text:style-name="a1112" text:class-names="">σκορ</text:span><text:span text:style-name="a1113" text:class-names="">.</text:span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  <draw:frame draw:id="id88" presentation:style-name="a1125" draw:transform="translate(-1.46177in -0.19965in) rotate(-1.5708) translate(12.91309in 5.54886in)" draw:name="Date Placeholder 3" svg:width="2.92355in" svg:height="0.39931in" presentation:class="date-time" presentation:placeholder="false">
          <draw:text-box>
            <text:p text:style-name="a1124" text:class-names="" text:cond-style-name=""><text:span text:style-name="a1121" text:class-names=""><text:date text:fixed="false" style:data-style-name="a1122">5/16/2025</text:date></text:span><text:span text:style-name="a1123" text:class-names=""/></text:p>
          </draw:text-box>
          <svg:title/>
          <svg:desc/>
        </draw:frame>
        <draw:frame draw:id="id89" presentation:style-name="a1128" draw:transform="translate(-1.45966in -0.19965in) rotate(-1.5708) translate(12.91309in 1.96025in)" draw:name="Footer Placeholder 4" svg:width="2.91932in" svg:height="0.39931in" presentation:class="footer" presentation:placeholder="false">
          <draw:text-box>
            <text:p text:style-name="a1127" text:class-names="" text:cond-style-name=""><text:span text:style-name="a1126" text:class-names="">
 <text:s text:c="13"/></text:span></text:p>
          </draw:text-box>
          <svg:title/>
          <svg:desc/>
        </draw:frame>
        <draw:frame draw:id="id90" presentation:style-name="a1131" draw:name="Slide Number Placeholder 5" svg:x="12.5688in" svg:y="3.52127in" svg:width="0.6886in" svg:height="0.47007in" presentation:class="page-number" presentation:placeholder="false">
          <draw:text-box>
            <text:p text:style-name="a1130" text:class-names="" text:cond-style-name=""><text:span text:style-name="a1129" text:class-names=""><text:page-number style:num-format="1" text:fixed="false">5</text:page-number></text:span></text:p>
          </draw:text-box>
          <svg:title/>
          <svg:desc/>
        </draw:frame>
      </draw:page>
      <draw:page draw:name="Slide6" draw:style-name="a1132" draw:master-page-name="Master1-Layout2-obj-Title-and-Content" presentation:presentation-page-layout-name="Master1-PPL2" draw:id="Slide-261">
        <draw:frame draw:id="id91" presentation:style-name="a1143" draw:name="Title 1" svg:x="0.00679in" svg:y="-0.00448in" svg:width="10.10327in" svg:height="1.26802in" presentation:class="title" presentation:placeholder="false">
          <draw:text-box>
            <text:p text:style-name="a1142" text:class-names="" text:cond-style-name=""><text:span text:style-name="a1133" text:class-names="">Δυν</text:span><text:span text:style-name="a1134" text:class-names="">α</text:span><text:span text:style-name="a1135" text:class-names="">τότητες</text:span><text:span text:style-name="a1136" text:class-names=""><text:s text:c="1"/>&amp;<text:s text:c="1"/></text:span><text:span text:style-name="a1137" text:class-names="">Μελλοντικές</text:span><text:span text:style-name="a1138" text:class-names=""><text:s text:c="1"/>Επ</text:span><text:span text:style-name="a1139" text:class-names="">εκτάσεις</text:span><text:span text:style-name="a1140" text:class-names="">.</text:span><text:span text:style-name="a1141" text:class-names=""/></text:p>
          </draw:text-box>
          <svg:title/>
          <svg:desc/>
        </draw:frame>
        <draw:frame draw:id="id92" presentation:style-name="a1284" draw:name="Content Placeholder 2" svg:x="0.00679in" svg:y="1.28931in" svg:width="13.32654in" svg:height="6.19497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44" text:class-names="">Υπ</text:span><text:span text:style-name="a1145" text:class-names="">οστήριξη</text:span><text:span text:style-name="a1146" text:class-names=""><text:s text:c="1"/>πα</text:span><text:span text:style-name="a1147" text:class-names="">ιχνιδιού</text:span><text:span text:style-name="a1148" text:class-names=""><text:s text:c="1"/></text:span><text:span text:style-name="a1149" text:class-names="">με</text:span><text:span text:style-name="a1150" text:class-names=""><text:s text:c="1"/>α</text:span><text:span text:style-name="a1151" text:class-names="">ντί</text:span><text:span text:style-name="a1152" text:class-names="">πα</text:span><text:span text:style-name="a1153" text:class-names="">λο</text:span><text:span text:style-name="a1154" text:class-names=""><text:s text:c="1"/>AI.</text:span><text:span text:style-name="a1155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58" text:class-names=""><text:s text:c="1"/>Κατα</text:span><text:span text:style-name="a1159" text:class-names="">γρ</text:span><text:span text:style-name="a1160" text:class-names="">α</text:span><text:span text:style-name="a1161" text:class-names="">φή</text:span><text:span text:style-name="a1162" text:class-names=""><text:s text:c="1"/></text:span><text:span text:style-name="a1163" text:class-names="">σκορ</text:span><text:span text:style-name="a1164" text:class-names=""><text:s text:c="1"/>(scoreboard)<text:s text:c="1"/></text:span><text:span text:style-name="a1165" text:class-names="">γι</text:span><text:span text:style-name="a1166" text:class-names="">α<text:s text:c="1"/></text:span><text:span text:style-name="a1167" text:class-names="">κάθε</text:span><text:span text:style-name="a1168" text:class-names=""><text:s text:c="1"/>πα</text:span><text:span text:style-name="a1169" text:class-names="">ίκτη</text:span><text:span text:style-name="a1170" text:class-names="">.</text:span><text:span text:style-name="a1171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74" text:class-names=""><text:s text:c="1"/></text:span><text:span text:style-name="a1175" text:class-names="">Ενσωμ</text:span><text:span text:style-name="a1176" text:class-names="">α</text:span><text:span text:style-name="a1177" text:class-names="">τωμένο</text:span><text:span text:style-name="a1178" text:class-names=""><text:s text:c="1"/></text:span><text:span text:style-name="a1179" text:class-names="">χρονόμετρο</text:span><text:span text:style-name="a1180" text:class-names=""><text:s text:c="1"/></text:span><text:span text:style-name="a1181" text:class-names="">γι</text:span><text:span text:style-name="a1182" text:class-names="">α<text:s text:c="1"/></text:span><text:span text:style-name="a1183" text:class-names="">κάθε</text:span><text:span text:style-name="a1184" text:class-names=""><text:s text:c="1"/></text:span><text:span text:style-name="a1185" text:class-names="">κίνηση</text:span><text:span text:style-name="a1186" text:class-names="">.</text:span><text:span text:style-name="a1187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190" text:class-names=""><text:s text:c="1"/></text:span><text:span text:style-name="a1191" text:class-names="">Ειδο</text:span><text:span text:style-name="a1192" text:class-names="">π</text:span><text:span text:style-name="a1193" text:class-names="">οιήσεις</text:span><text:span text:style-name="a1194" text:class-names=""><text:s text:c="1"/></text:span><text:span text:style-name="a1195" text:class-names="">με</text:span><text:span text:style-name="a1196" text:class-names=""><text:s text:c="1"/></text:span><text:span text:style-name="a1197" text:class-names="">μηνύμ</text:span><text:span text:style-name="a1198" text:class-names="">ατα<text:s text:c="1"/></text:span><text:span text:style-name="a1199" text:class-names="">νίκης</text:span><text:span text:style-name="a1200" text:class-names="">,<text:s text:c="1"/></text:span><text:span text:style-name="a1201" text:class-names="">ισο</text:span><text:span text:style-name="a1202" text:class-names="">πα</text:span><text:span text:style-name="a1203" text:class-names="">λί</text:span><text:span text:style-name="a1204" text:class-names="">ας ή<text:s text:c="1"/></text:span><text:span text:style-name="a1205" text:class-names="">λήξης</text:span><text:span text:style-name="a1206" text:class-names=""><text:s text:c="1"/></text:span><text:span text:style-name="a1207" text:class-names="">χρόνου</text:span><text:span text:style-name="a1208" text:class-names="">.</text:span><text:span text:style-name="a1209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2" text:class-names="">Μελλοντικές</text:span><text:span text:style-name="a1213" text:class-names=""><text:s text:c="1"/>Επ</text:span><text:span text:style-name="a1214" text:class-names="">εκτάσεις</text:span><text:span text:style-name="a1215" text:class-names=""><text:s text:c="1"/>: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18" text:class-names="">Προσθήκη</text:span><text:span text:style-name="a1219" text:class-names=""><text:s text:c="1"/>επιπ</text:span><text:span text:style-name="a1220" text:class-names="">έδων</text:span><text:span text:style-name="a1221" text:class-names=""><text:s text:c="1"/></text:span><text:span text:style-name="a1222" text:class-names="">δυσκολί</text:span><text:span text:style-name="a1223" text:class-names="">ας για τον AI (π.χ. Minimax).</text:span><text:span text:style-name="a1224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27" text:class-names="">Δυν</text:span><text:span text:style-name="a1228" text:class-names="">α</text:span><text:span text:style-name="a1229" text:class-names="">τότητ</text:span><text:span text:style-name="a1230" text:class-names="">α<text:s text:c="1"/></text:span><text:span text:style-name="a1231" text:class-names="">γι</text:span><text:span text:style-name="a1232" text:class-names="">α 2 πα</text:span><text:span text:style-name="a1233" text:class-names="">ίκτες</text:span><text:span text:style-name="a1234" text:class-names=""><text:s text:c="1"/>(multiplayer).</text:span><text:span text:style-name="a1235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38" text:class-names=""><text:s text:c="1"/>Υπ</text:span><text:span text:style-name="a1239" text:class-names="">οστήριξη</text:span><text:span text:style-name="a1240" text:class-names=""><text:s text:c="1"/>online πα</text:span><text:span text:style-name="a1241" text:class-names="">ιχνιδιού</text:span><text:span text:style-name="a1242" text:class-names=""><text:s text:c="1"/></text:span><text:span text:style-name="a1243" text:class-names="">μέσω</text:span><text:span text:style-name="a1244" text:class-names=""><text:s text:c="1"/></text:span><text:span text:style-name="a1245" text:class-names="">δικτύου</text:span><text:span text:style-name="a1246" text:class-names="">.</text:span><text:span text:style-name="a1247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50" text:class-names=""><text:s text:c="1"/></text:span><text:span text:style-name="a1251" text:class-names="">Βελτίωση</text:span><text:span text:style-name="a1252" text:class-names=""><text:s text:c="1"/></text:span><text:span text:style-name="a1253" text:class-names="">εμφάνισης</text:span><text:span text:style-name="a1254" text:class-names=""><text:s text:c="1"/></text:span><text:span text:style-name="a1255" text:class-names="">με</text:span><text:span text:style-name="a1256" text:class-names=""><text:s text:c="1"/>custom<text:s text:c="1"/></text:span><text:span text:style-name="a1257" text:class-names="">γρ</text:span><text:span text:style-name="a1258" text:class-names="">α</text:span><text:span text:style-name="a1259" text:class-names="">φικά</text:span><text:span text:style-name="a1260" text:class-names=""><text:s text:c="1"/>ή<text:s text:c="1"/></text:span><text:span text:style-name="a1261" text:class-names="">ήχους</text:span><text:span text:style-name="a1262" text:class-names="">.</text:span><text:span text:style-name="a1263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66" text:class-names=""><text:s text:c="1"/>Κατα</text:span><text:span text:style-name="a1267" text:class-names="">γρ</text:span><text:span text:style-name="a1268" text:class-names="">α</text:span><text:span text:style-name="a1269" text:class-names="">φή</text:span><text:span text:style-name="a1270" text:class-names=""><text:s text:c="1"/></text:span><text:span text:style-name="a1271" text:class-names="">ιστορικού</text:span><text:span text:style-name="a1272" text:class-names=""><text:s text:c="1"/>πα</text:span><text:span text:style-name="a1273" text:class-names="">ιχνιδιών</text:span><text:span text:style-name="a1274" text:class-names=""><text:s text:c="1"/>ή leaderboard.</text:span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  <draw:frame draw:id="id93" presentation:style-name="a1289" draw:transform="translate(-1.46177in -0.19965in) rotate(-1.5708) translate(12.91309in 5.54886in)" draw:name="Date Placeholder 3" svg:width="2.92355in" svg:height="0.39931in" presentation:class="date-time" presentation:placeholder="false">
          <draw:text-box>
            <text:p text:style-name="a1288" text:class-names="" text:cond-style-name=""><text:span text:style-name="a1285" text:class-names=""><text:date text:fixed="false" style:data-style-name="a1286">5/16/2025</text:date></text:span><text:span text:style-name="a1287" text:class-names=""/></text:p>
          </draw:text-box>
          <svg:title/>
          <svg:desc/>
        </draw:frame>
        <draw:frame draw:id="id94" presentation:style-name="a1292" draw:transform="translate(-1.45966in -0.19965in) rotate(-1.5708) translate(12.91309in 1.96025in)" draw:name="Footer Placeholder 4" svg:width="2.91932in" svg:height="0.39931in" presentation:class="footer" presentation:placeholder="false">
          <draw:text-box>
            <text:p text:style-name="a1291" text:class-names="" text:cond-style-name=""><text:span text:style-name="a1290" text:class-names="">
 <text:s text:c="13"/></text:span></text:p>
          </draw:text-box>
          <svg:title/>
          <svg:desc/>
        </draw:frame>
        <draw:frame draw:id="id95" presentation:style-name="a1295" draw:name="Slide Number Placeholder 5" svg:x="12.5688in" svg:y="3.52127in" svg:width="0.6886in" svg:height="0.47007in" presentation:class="page-number" presentation:placeholder="false">
          <draw:text-box>
            <text:p text:style-name="a1294" text:class-names="" text:cond-style-name=""><text:span text:style-name="a1293" text:class-names=""><text:page-number style:num-format="1" text:fixed="false">6</text:page-number></text:span></text:p>
          </draw:text-box>
          <svg:title/>
          <svg:desc/>
        </draw:frame>
      </draw:page>
      <draw:page draw:name="Slide7" draw:style-name="a1296" draw:master-page-name="Master1-Layout2-obj-Title-and-Content" presentation:presentation-page-layout-name="Master1-PPL2" draw:id="Slide-262">
        <draw:frame draw:id="id96" presentation:style-name="a1303" draw:name="Title 1" svg:x="0.00679in" svg:y="0.04268in" svg:width="10.10327in" svg:height="0.93784in" presentation:class="title" presentation:placeholder="false">
          <draw:text-box>
            <text:p text:style-name="a1302" text:class-names="" text:cond-style-name=""><text:span text:style-name="a1297" text:class-names="">Συμ</text:span><text:span text:style-name="a1298" text:class-names="">π</text:span><text:span text:style-name="a1299" text:class-names="">εράσμ</text:span><text:span text:style-name="a1300" text:class-names="">ατα.</text:span><text:span text:style-name="a1301" text:class-names=""/></text:p>
          </draw:text-box>
          <svg:title/>
          <svg:desc/>
        </draw:frame>
        <draw:frame draw:id="id97" presentation:style-name="a1443" draw:name="Content Placeholder 2" svg:x="0.19547in" svg:y="0.97484in" svg:width="12.90202in" svg:height="6.03774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04" text:class-names="">Μέσ</text:span><text:span text:style-name="a1305" text:class-names="">α από α</text:span><text:span text:style-name="a1306" text:class-names="">υτό</text:span><text:span text:style-name="a1307" text:class-names=""><text:s text:c="1"/></text:span><text:span text:style-name="a1308" text:class-names="">το</text:span><text:span text:style-name="a1309" text:class-names=""><text:s text:c="1"/>project κα</text:span><text:span text:style-name="a1310" text:class-names="">τάφερ</text:span><text:span text:style-name="a1311" text:class-names="">α να<text:s text:c="1"/></text:span><text:span text:style-name="a1312" text:class-names="">εφ</text:span><text:span text:style-name="a1313" text:class-names="">α</text:span><text:span text:style-name="a1314" text:class-names="">ρμόσω</text:span><text:span text:style-name="a1315" text:class-names=""><text:s text:c="1"/>βα</text:span><text:span text:style-name="a1316" text:class-names="">σικές</text:span><text:span text:style-name="a1317" text:class-names=""><text:s text:c="1"/></text:span><text:span text:style-name="a1318" text:class-names="">έννοιες</text:span><text:span text:style-name="a1319" text:class-names=""><text:s text:c="1"/></text:span><text:span text:style-name="a1320" text:class-names="">του</text:span><text:span text:style-name="a1321" text:class-names=""><text:s text:c="1"/>α</text:span><text:span text:style-name="a1322" text:class-names="">ντικειμενοστρ</text:span><text:span text:style-name="a1323" text:class-names="">α</text:span><text:span text:style-name="a1324" text:class-names="">φούς</text:span><text:span text:style-name="a1325" text:class-names=""><text:s text:c="1"/>π</text:span><text:span text:style-name="a1326" text:class-names="">ρογρ</text:span><text:span text:style-name="a1327" text:class-names="">α</text:span><text:span text:style-name="a1328" text:class-names="">μμ</text:span><text:span text:style-name="a1329" text:class-names="">α</text:span><text:span text:style-name="a1330" text:class-names="">τισμού</text:span><text:span text:style-name="a1331" text:class-names=""><text:s text:c="1"/></text:span><text:span text:style-name="a1332" text:class-names="">στην</text:span><text:span text:style-name="a1333" text:class-names=""><text:s text:c="1"/>Python.</text:span><text:span text:style-name="a1334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37" text:class-names="">Εξοικειώθηκ</text:span><text:span text:style-name="a1338" text:class-names="">α<text:s text:c="1"/></text:span><text:span text:style-name="a1339" text:class-names="">με</text:span><text:span text:style-name="a1340" text:class-names=""><text:s text:c="1"/></text:span><text:span text:style-name="a1341" text:class-names="">τη</text:span><text:span text:style-name="a1342" text:class-names=""><text:s text:c="1"/>δημιουργία γραφικού περιβάλλοντος μέσω<text:s text:c="1"/></text:span><text:span text:style-name="a1343" text:class-names="">της</text:span><text:span text:style-name="a1344" text:class-names=""><text:s text:c="1"/>βιβ</text:span><text:span text:style-name="a1345" text:class-names="">λιοθήκης</text:span><text:span text:style-name="a1346" text:class-names=""><text:s text:c="1"/></text:span><text:span text:style-name="a1347" text:class-names="">Tkinter</text:span><text:span text:style-name="a1348" text:class-names="">.</text:span><text:span text:style-name="a1349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52" text:class-names="">Ανέ</text:span><text:span text:style-name="a1353" text:class-names="">π</text:span><text:span text:style-name="a1354" text:class-names="">τυξ</text:span><text:span text:style-name="a1355" text:class-names="">α<text:s text:c="1"/></text:span><text:span text:style-name="a1356" text:class-names="">έν</text:span><text:span text:style-name="a1357" text:class-names="">α π</text:span><text:span text:style-name="a1358" text:class-names="">λήρως</text:span><text:span text:style-name="a1359" text:class-names=""><text:s text:c="1"/></text:span><text:span text:style-name="a1360" text:class-names="">λειτουργικό</text:span><text:span text:style-name="a1361" text:class-names=""><text:s text:c="1"/>πα</text:span><text:span text:style-name="a1362" text:class-names="">ιχνίδι</text:span><text:span text:style-name="a1363" text:class-names=""><text:s text:c="1"/></text:span><text:span text:style-name="a1364" text:class-names="">με</text:span><text:span text:style-name="a1365" text:class-names=""><text:s text:c="1"/>α</text:span><text:span text:style-name="a1366" text:class-names="">λληλε</text:span><text:span text:style-name="a1367" text:class-names="">π</text:span><text:span text:style-name="a1368" text:class-names="">ίδρ</text:span><text:span text:style-name="a1369" text:class-names="">α</text:span><text:span text:style-name="a1370" text:class-names="">ση</text:span><text:span text:style-name="a1371" text:class-names="">,<text:s text:c="1"/></text:span><text:span text:style-name="a1372" text:class-names="">χρονόμετρο</text:span><text:span text:style-name="a1373" text:class-names="">,<text:s text:c="1"/></text:span><text:span text:style-name="a1374" text:class-names="">σκορ</text:span><text:span text:style-name="a1375" text:class-names=""><text:s text:c="1"/>και απ</text:span><text:span text:style-name="a1376" text:class-names="">λό</text:span><text:span text:style-name="a1377" text:class-names=""><text:s text:c="1"/>AI.</text:span><text:span text:style-name="a1378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381" text:class-names="">Αντιμετώ</text:span><text:span text:style-name="a1382" text:class-names="">π</text:span><text:span text:style-name="a1383" text:class-names="">ισ</text:span><text:span text:style-name="a1384" text:class-names="">α π</text:span><text:span text:style-name="a1385" text:class-names="">ρογρ</text:span><text:span text:style-name="a1386" text:class-names="">α</text:span><text:span text:style-name="a1387" text:class-names="">μμ</text:span><text:span text:style-name="a1388" text:class-names="">α</text:span><text:span text:style-name="a1389" text:class-names="">τιστικές</text:span><text:span text:style-name="a1390" text:class-names=""><text:s text:c="1"/>π</text:span><text:span text:style-name="a1391" text:class-names="">ροκλήσεις</text:span><text:span text:style-name="a1392" text:class-names=""><text:s text:c="1"/>π</text:span><text:span text:style-name="a1393" text:class-names="">ου</text:span><text:span text:style-name="a1394" text:class-names=""><text:s text:c="1"/></text:span><text:span text:style-name="a1395" text:class-names="">με</text:span><text:span text:style-name="a1396" text:class-names=""><text:s text:c="1"/>β</text:span><text:span text:style-name="a1397" text:class-names="">οήθησ</text:span><text:span text:style-name="a1398" text:class-names="">αν να β</text:span><text:span text:style-name="a1399" text:class-names="">ελτιώσω</text:span><text:span text:style-name="a1400" text:class-names=""><text:s text:c="1"/></text:span><text:span text:style-name="a1401" text:class-names="">τη</text:span><text:span text:style-name="a1402" text:class-names=""><text:s text:c="1"/></text:span><text:span text:style-name="a1403" text:class-names="">λογική</text:span><text:span text:style-name="a1404" text:class-names=""><text:s text:c="1"/></text:span><text:span text:style-name="a1405" text:class-names="">σχεδί</text:span><text:span text:style-name="a1406" text:class-names="">α</text:span><text:span text:style-name="a1407" text:class-names="">ση</text:span><text:span text:style-name="a1408" text:class-names=""><text:s text:c="1"/>και<text:s text:c="1"/></text:span><text:span text:style-name="a1409" text:class-names="">την</text:span><text:span text:style-name="a1410" text:class-names=""><text:s text:c="1"/>απ</text:span><text:span text:style-name="a1411" text:class-names="">οσφ</text:span><text:span text:style-name="a1412" text:class-names="">α</text:span><text:span text:style-name="a1413" text:class-names="">λμάτωση</text:span><text:span text:style-name="a1414" text:class-names=""><text:s text:c="1"/></text:span><text:span text:style-name="a1415" text:class-names="">κώδικ</text:span><text:span text:style-name="a1416" text:class-names="">α.</text:span><text:span text:style-name="a1417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20" text:class-names="">Αντιμετώ</text:span><text:span text:style-name="a1421" text:class-names="">π</text:span><text:span text:style-name="a1422" text:class-names="">ισ</text:span><text:span text:style-name="a1423" text:class-names="">α και<text:s text:c="1"/></text:span><text:span text:style-name="a1424" text:class-names="">έλυσ</text:span><text:span text:style-name="a1425" text:class-names="">α πρα</text:span><text:span text:style-name="a1426" text:class-names="">κτικά</text:span><text:span text:style-name="a1427" text:class-names=""><text:s text:c="1"/>π</text:span><text:span text:style-name="a1428" text:class-names="">ρο</text:span><text:span text:style-name="a1429" text:class-names="">β</text:span><text:span text:style-name="a1430" text:class-names="">λήμ</text:span><text:span text:style-name="a1431" text:class-names="">ατα<text:s text:c="1"/></text:span><text:span text:style-name="a1432" text:class-names="">λογικής</text:span><text:span text:style-name="a1433" text:class-names="">,<text:s text:c="1"/></text:span><text:span text:style-name="a1434" text:class-names="">συντονισμού</text:span><text:span text:style-name="a1435" text:class-names=""><text:s text:c="1"/>GUI και<text:s text:c="1"/></text:span><text:span text:style-name="a1436" text:class-names="">ελέγχου</text:span><text:span text:style-name="a1437" text:class-names=""><text:s text:c="1"/>κατα</text:span><text:span text:style-name="a1438" text:class-names="">στάσεων</text:span><text:span text:style-name="a1439" text:class-names="">.</text:span><text:span text:style-name="a1440" text:class-names=""/></text:p>
              </text:list-item>
            </text:list>
          </draw:text-box>
          <svg:title/>
          <svg:desc/>
        </draw:frame>
        <draw:frame draw:id="id98" presentation:style-name="a1448" draw:transform="translate(-1.46177in -0.19965in) rotate(-1.5708) translate(12.91309in 5.54886in)" draw:name="Date Placeholder 3" svg:width="2.92355in" svg:height="0.39931in" presentation:class="date-time" presentation:placeholder="false">
          <draw:text-box>
            <text:p text:style-name="a1447" text:class-names="" text:cond-style-name=""><text:span text:style-name="a1444" text:class-names=""><text:date text:fixed="false" style:data-style-name="a1445">5/16/2025</text:date></text:span><text:span text:style-name="a1446" text:class-names=""/></text:p>
          </draw:text-box>
          <svg:title/>
          <svg:desc/>
        </draw:frame>
        <draw:frame draw:id="id99" presentation:style-name="a1451" draw:transform="translate(-1.45966in -0.19965in) rotate(-1.5708) translate(12.91309in 1.96025in)" draw:name="Footer Placeholder 4" svg:width="2.91932in" svg:height="0.39931in" presentation:class="footer" presentation:placeholder="false">
          <draw:text-box>
            <text:p text:style-name="a1450" text:class-names="" text:cond-style-name=""><text:span text:style-name="a1449" text:class-names="">
 <text:s text:c="13"/></text:span></text:p>
          </draw:text-box>
          <svg:title/>
          <svg:desc/>
        </draw:frame>
        <draw:frame draw:id="id100" presentation:style-name="a1454" draw:name="Slide Number Placeholder 5" svg:x="12.5688in" svg:y="3.52127in" svg:width="0.6886in" svg:height="0.47007in" presentation:class="page-number" presentation:placeholder="false">
          <draw:text-box>
            <text:p text:style-name="a1453" text:class-names="" text:cond-style-name=""><text:span text:style-name="a1452" text:class-names=""><text:page-number style:num-format="1" text:fixed="false">7</text:page-number></text:span></text:p>
          </draw:text-box>
          <svg:title/>
          <svg:desc/>
        </draw:frame>
      </draw:page>
      <draw:page draw:name="Slide8" draw:style-name="a1455" draw:master-page-name="Master1-Layout2-obj-Title-and-Content" presentation:presentation-page-layout-name="Master1-PPL2" draw:id="Slide-263">
        <draw:frame draw:id="id101" presentation:style-name="a1466" draw:name="Title 1" svg:x="0.0854in" svg:y="0.15275in" svg:width="10.10327in" svg:height="0.93784in" presentation:class="title" presentation:placeholder="false">
          <draw:text-box>
            <text:p text:style-name="a1465" text:class-names="" text:cond-style-name=""><text:span text:style-name="a1456" text:class-names="">Δυσκολίες</text:span><text:span text:style-name="a1457" text:class-names=""><text:s text:c="1"/>π</text:span><text:span text:style-name="a1458" text:class-names="">ου</text:span><text:span text:style-name="a1459" text:class-names=""><text:s text:c="1"/></text:span><text:span text:style-name="a1460" text:class-names="">Αντιμετώ</text:span><text:span text:style-name="a1461" text:class-names="">π</text:span><text:span text:style-name="a1462" text:class-names="">ισ</text:span><text:span text:style-name="a1463" text:class-names="">α.</text:span><text:span text:style-name="a1464" text:class-names=""/></text:p>
          </draw:text-box>
          <svg:title/>
          <svg:desc/>
        </draw:frame>
        <draw:frame draw:id="id102" presentation:style-name="a1569" draw:name="Content Placeholder 2" svg:x="-0.04038in" svg:y="1.08491in" svg:width="13.15359in" svg:height="6.43082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67" text:class-names="">Η α</text:span><text:span text:style-name="a1468" text:class-names="">ρχική</text:span><text:span text:style-name="a1469" text:class-names=""><text:s text:c="1"/></text:span><text:span text:style-name="a1470" text:class-names="">δι</text:span><text:span text:style-name="a1471" text:class-names="">α</text:span><text:span text:style-name="a1472" text:class-names="">χείριση</text:span><text:span text:style-name="a1473" text:class-names=""><text:s text:c="1"/></text:span><text:span text:style-name="a1474" text:class-names="">της</text:span><text:span text:style-name="a1475" text:class-names=""><text:s text:c="1"/></text:span><text:span text:style-name="a1476" text:class-names="">λογικής</text:span><text:span text:style-name="a1477" text:class-names=""><text:s text:c="1"/></text:span><text:span text:style-name="a1478" text:class-names="">νίκης</text:span><text:span text:style-name="a1479" text:class-names=""><text:s text:c="1"/></text:span><text:span text:style-name="a1480" text:class-names="">εμφάνιζε</text:span><text:span text:style-name="a1481" text:class-names=""><text:s text:c="1"/></text:span><text:span text:style-name="a1482" text:class-names="">ψευδή</text:span><text:span text:style-name="a1483" text:class-names=""><text:s text:c="1"/>απ</text:span><text:span text:style-name="a1484" text:class-names="">οτελέσμ</text:span><text:span text:style-name="a1485" text:class-names="">ατα και<text:s text:c="1"/></text:span><text:span text:style-name="a1486" text:class-names="">χρει</text:span><text:span text:style-name="a1487" text:class-names="">α</text:span><text:span text:style-name="a1488" text:class-names="">ζότ</text:span><text:span text:style-name="a1489" text:class-names="">αν π</text:span><text:span text:style-name="a1490" text:class-names="">ροσεκτική</text:span><text:span text:style-name="a1491" text:class-names=""><text:s text:c="1"/>απ</text:span><text:span text:style-name="a1492" text:class-names="">οσφ</text:span><text:span text:style-name="a1493" text:class-names="">α</text:span><text:span text:style-name="a1494" text:class-names="">λμάτωση</text:span><text:span text:style-name="a1495" text:class-names="">.</text:span><text:span text:style-name="a1496" text:class-names=""/></text:p>
              </text:list-item>
            </text:list>
            <text:list text:style-name="a1534">
              <text:list-item>
                <text:p text:style-name="a1533" text:class-names="" text:cond-style-name=""><text:span text:style-name="a1499" text:class-names="">Η<text:s text:c="1"/></text:span><text:span text:style-name="a1500" text:class-names="">σωστή</text:span><text:span text:style-name="a1501" text:class-names=""><text:s text:c="1"/></text:span><text:span text:style-name="a1502" text:class-names="">συνεργ</text:span><text:span text:style-name="a1503" text:class-names="">α</text:span><text:span text:style-name="a1504" text:class-names="">σί</text:span><text:span text:style-name="a1505" text:class-names="">α μεταξύ<text:s text:c="1"/></text:span><text:span text:style-name="a1506" text:class-names="">των</text:span><text:span text:style-name="a1507" text:class-names=""><text:s text:c="1"/>α</text:span><text:span text:style-name="a1508" text:class-names="">ρχείων</text:span><text:span text:style-name="a1509" text:class-names=""><text:s text:c="1"/></text:span><text:span text:style-name="a1510" text:class-names="">gui.py</text:span><text:span text:style-name="a1511" text:class-names="">,<text:s text:c="1"/></text:span><text:span text:style-name="a1512" text:class-names="">game_logic.py</text:span><text:span text:style-name="a1513" text:class-names=""><text:s text:c="1"/>και<text:s text:c="1"/></text:span><text:span text:style-name="a1514" text:class-names="">scoreboard.py</text:span><text:span text:style-name="a1515" text:class-names=""><text:s text:c="1"/>απα</text:span><text:span text:style-name="a1516" text:class-names="">ίτησε</text:span><text:span text:style-name="a1517" text:class-names=""><text:s text:c="1"/>κα</text:span><text:span text:style-name="a1518" text:class-names="">λή</text:span><text:span text:style-name="a1519" text:class-names=""><text:s text:c="1"/>κατα</text:span><text:span text:style-name="a1520" text:class-names="">νόηση</text:span><text:span text:style-name="a1521" text:class-names=""><text:s text:c="1"/></text:span><text:span text:style-name="a1522" text:class-names="">της</text:span><text:span text:style-name="a1523" text:class-names=""><text:s text:c="1"/></text:span><text:span text:style-name="a1524" text:class-names="">δομής</text:span><text:span text:style-name="a1525" text:class-names=""><text:s text:c="1"/></text:span><text:span text:style-name="a1526" text:class-names="">του</text:span><text:span text:style-name="a1527" text:class-names=""><text:s text:c="1"/>π</text:span><text:span text:style-name="a1528" text:class-names="">ρογράμμ</text:span><text:span text:style-name="a1529" text:class-names="">α</text:span><text:span text:style-name="a1530" text:class-names="">τος</text:span><text:span text:style-name="a1531" text:class-names="">.</text:span><text:span text:style-name="a1532" text:class-names=""/></text:p>
              </text:list-item>
            </text:list>
            <text:list text:style-name="a1544">
              <text:list-item>
                <text:p text:style-name="a1543" text:class-names="" text:cond-style-name=""><text:span text:style-name="a1535" text:class-names="">Η<text:s text:c="1"/></text:span><text:span text:style-name="a1536" text:class-names="">υλο</text:span><text:span text:style-name="a1537" text:class-names="">π</text:span><text:span text:style-name="a1538" text:class-names="">οίηση</text:span><text:span text:style-name="a1539" text:class-names=""><text:s text:c="1"/></text:span><text:span text:style-name="a1540" text:class-names="">του</text:span><text:span text:style-name="a1541" text:class-names=""><text:s text:c="1"/>AI ώστε να παίζει σωστά και να ενεργοποιείται στη σωστή στιγμή απαιτούσε προσοχή στη ροή του κώδικα.</text:span><text:span text:style-name="a1542" text:class-names=""/></text:p>
              </text:list-item>
            </text:list>
            <text:list text:style-name="a1557">
              <text:list-item>
                <text:p text:style-name="a1556" text:class-names="" text:cond-style-name=""><text:span text:style-name="a1545" text:class-names="">Το</text:span><text:span text:style-name="a1546" text:class-names=""><text:s text:c="1"/></text:span><text:span text:style-name="a1547" text:class-names="">γρ</text:span><text:span text:style-name="a1548" text:class-names="">α</text:span><text:span text:style-name="a1549" text:class-names="">φικό</text:span><text:span text:style-name="a1550" text:class-names=""><text:s text:c="1"/>π</text:span><text:span text:style-name="a1551" text:class-names="">ερι</text:span><text:span text:style-name="a1552" text:class-names="">β</text:span><text:span text:style-name="a1553" text:class-names="">άλλον</text:span><text:span text:style-name="a1554" text:class-names=""><text:s text:c="1"/>με Tkinter παρουσίαζε δυσκολίες στην τοποθέτηση στοιχείων και στη διαχείριση γεγονότων.</text:span><text:span text:style-name="a1555" text:class-names=""/></text:p>
              </text:list-item>
            </text:list>
            <text:list text:style-name="a1565">
              <text:list-item>
                <text:p text:style-name="a1564" text:class-names="" text:cond-style-name=""><text:span text:style-name="a1558" text:class-names="">Η κατα</text:span><text:span text:style-name="a1559" text:class-names="">νόηση</text:span><text:span text:style-name="a1560" text:class-names=""><text:s text:c="1"/></text:span><text:span text:style-name="a1561" text:class-names="">της</text:span><text:span text:style-name="a1562" text:class-names=""><text:s text:c="1"/>εναλλαγής παικτών και η σωστή προβολή στο UI δημιούργησαν αρχικά σύγχυση.</text:span><text:span text:style-name="a1563" text:class-names=""/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</draw:text-box>
          <svg:title/>
          <svg:desc/>
        </draw:frame>
        <draw:frame draw:id="id103" presentation:style-name="a1574" draw:transform="translate(-1.46177in -0.19965in) rotate(-1.5708) translate(12.91309in 5.54886in)" draw:name="Date Placeholder 3" svg:width="2.92355in" svg:height="0.39931in" presentation:class="date-time" presentation:placeholder="false">
          <draw:text-box>
            <text:p text:style-name="a1573" text:class-names="" text:cond-style-name=""><text:span text:style-name="a1570" text:class-names=""><text:date text:fixed="false" style:data-style-name="a1571">5/16/2025</text:date></text:span><text:span text:style-name="a1572" text:class-names=""/></text:p>
          </draw:text-box>
          <svg:title/>
          <svg:desc/>
        </draw:frame>
        <draw:frame draw:id="id104" presentation:style-name="a1577" draw:transform="translate(-1.45966in -0.19965in) rotate(-1.5708) translate(12.91309in 1.96025in)" draw:name="Footer Placeholder 4" svg:width="2.91932in" svg:height="0.39931in" presentation:class="footer" presentation:placeholder="false">
          <draw:text-box>
            <text:p text:style-name="a1576" text:class-names="" text:cond-style-name=""><text:span text:style-name="a1575" text:class-names="">
 <text:s text:c="13"/></text:span></text:p>
          </draw:text-box>
          <svg:title/>
          <svg:desc/>
        </draw:frame>
        <draw:frame draw:id="id105" presentation:style-name="a1580" draw:name="Slide Number Placeholder 5" svg:x="12.5688in" svg:y="3.52127in" svg:width="0.6886in" svg:height="0.47007in" presentation:class="page-number" presentation:placeholder="false">
          <draw:text-box>
            <text:p text:style-name="a1579" text:class-names="" text:cond-style-name=""><text:span text:style-name="a1578" text:class-names=""><text:page-number style:num-format="1" text:fixed="false">8</text:page-number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56344in" svg:y="1.10891in" svg:width="8.43656in" svg:height="3.56587in"/>
      <presentation:placeholder presentation:object="subtitle" svg:x="1.56344in" svg:y="5.30234in" svg:width="8.43656in" svg:height="1.1875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2" style:display-name="Title and Content">
      <presentation:placeholder presentation:object="title" svg:x="1.56339in" svg:y="1.14331in" svg:width="10.10327in" svg:height="0.93784in"/>
      <presentation:placeholder presentation:object="object" svg:x="1.56339in" svg:y="2.5in" svg:width="10.10327in" svg:height="4.16667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3" style:display-name="Section Header">
      <presentation:placeholder presentation:object="title" svg:x="1.55484in" svg:y="1.40809in" svg:width="9.06055in" svg:height="3.40449in"/>
      <presentation:placeholder presentation:object="outline" svg:x="1.55484in" svg:y="5.05217in" svg:width="8.44516in" svg:height="1.61449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4" style:display-name="Two Content">
      <presentation:placeholder presentation:object="title" svg:x="1.56339in" svg:y="1.10828in" svg:width="10.10327in" svg:height="0.97287in"/>
      <presentation:placeholder presentation:object="object" svg:x="1.56339in" svg:y="2.33548in" svg:width="4.91667in" svg:height="4.33118in"/>
      <presentation:placeholder presentation:object="object" svg:x="6.75in" svg:y="2.33548in" svg:width="4.91667in" svg:height="4.33118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5" style:display-name="Comparison">
      <presentation:placeholder presentation:object="title" svg:x="1.56339in" svg:y="1.18017in" svg:width="10.10327in" svg:height="0.90104in"/>
      <presentation:placeholder presentation:object="outline" svg:x="1.56339in" svg:y="2.20168in" svg:width="4.91667in" svg:height="0.77016in"/>
      <presentation:placeholder presentation:object="object" svg:x="1.56339in" svg:y="3.33333in" svg:width="4.91667in" svg:height="3.33333in"/>
      <presentation:placeholder presentation:object="outline" svg:x="6.75in" svg:y="2.20168in" svg:width="4.91667in" svg:height="0.77016in"/>
      <presentation:placeholder presentation:object="object" svg:x="6.75in" svg:y="3.33333in" svg:width="4.91667in" svg:height="3.33333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6" style:display-name="Title Only">
      <presentation:placeholder presentation:object="title" svg:x="1.56339in" svg:y="1.13913in" svg:width="10.10327in" svg:height="0.94202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7" style:display-name="Blank"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8" style:display-name="Content with Caption">
      <presentation:placeholder presentation:object="title" svg:x="1.57889in" svg:y="1.70488in" svg:width="3.58671in" svg:height="2.03871in"/>
      <presentation:placeholder presentation:object="object" svg:x="5.83333in" svg:y="0.83333in" svg:width="5.83333in" svg:height="5.83333in"/>
      <presentation:placeholder presentation:object="outline" svg:x="1.57889in" svg:y="3.99134in" svg:width="3.53576in" svg:height="2.11462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9" style:display-name="Picture with Caption">
      <presentation:placeholder presentation:object="title" svg:x="1.56774in" svg:y="1.5126in" svg:width="3.59786in" svg:height="2.2374in"/>
      <presentation:placeholder presentation:object="graphic" svg:x="5.83333in" svg:y="0.83333in" svg:width="5.83333in" svg:height="5.83333in"/>
      <presentation:placeholder presentation:object="outline" svg:x="1.56774in" svg:y="3.99134in" svg:width="3.54691in" svg:height="1.84199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10" style:display-name="Title and Vertical Text">
      <presentation:placeholder presentation:object="title" svg:x="1.56339in" svg:y="1.13913in" svg:width="10.10327in" svg:height="0.94202in"/>
      <presentation:placeholder presentation:object="outline" svg:x="1.56339in" svg:y="2.43871in" svg:width="10.10327in" svg:height="4.22796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11" style:display-name="Vertical Title and Text">
      <presentation:placeholder presentation:object="title" svg:x="10in" svg:y="1.6051in" svg:width="1.92308in" svg:height="5.06157in"/>
      <presentation:placeholder presentation:object="outline" svg:x="1.29299in" svg:y="1.6051in" svg:width="8.57325in" svg:height="5.06157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default-style style:family="graphic">
      <style:graphic-properties draw:fill="solid" draw:fill-color="#2d714c" draw:opacity="100%" draw:stroke="solid" svg:stroke-width="0.01389in" svg:stroke-color="#0d2c1b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1">
      <style:graphic-properties draw:fill="solid" draw:fill-color="#000000" draw:opacity="100%" draw:stroke="none"/>
    </style:style>
    <style:style style:family="text" style:name="a2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draw:fill="none" draw:stroke="solid" svg:stroke-width="0.03472in" svg:stroke-color="#ffffff" svg:stroke-opacity="100%" draw:stroke-linejoin="miter" svg:stroke-linecap="butt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draw:fill="solid" draw:fill-color="#2d714c" draw:opacity="100%" draw:stroke="non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9">
      <style:graphic-properties draw:fill="none" draw:stroke="solid" svg:stroke-width="0.03472in" svg:stroke-color="#ffffff" svg:stroke-opacity="100%" draw:stroke-linejoin="miter" svg:stroke-linecap="but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3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3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7">
      <style:graphic-properties draw:fill="none" draw:stroke="solid" svg:stroke-width="0.03472in" svg:stroke-color="#ffffff" svg:stroke-opacity="100%" draw:stroke-linejoin="miter" svg:stroke-linecap="butt"/>
    </style:style>
    <style:style style:family="drawing-page" style:name="a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">
      <style:graphic-properties draw:fill="solid" draw:fill-color="#000000" draw:opacity="100%" draw:stroke="non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12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0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93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5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1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296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0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23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2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26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82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8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8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35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2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6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63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28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06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8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241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7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6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7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56">
      <text:list-level-style-number text:level="1" style:num-format="" style:num-list-format-name="">
        <style:list-level-properties text:space-before="0.3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1in"/>
      </text:list-level-style-number>
      <text:list-level-style-number text:level="5" style:num-format="" style:num-list-format-name="">
        <style:list-level-properties text:space-before="0.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ortalVTI" style:page-layout-name="pageLayout1" draw:style-name="a0">
      <draw:frame draw:id="id0" presentation:style-name="a3" draw:name="Title Placeholder 1" svg:x="1.56339in" svg:y="1.13913in" svg:width="10.10327in" svg:height="0.94202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6339in" svg:y="2.5in" svg:width="10.10327in" svg:height="4.16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16/2025</text:date></text:span></text:p>
        </draw:text-box>
        <svg:title/>
        <svg:desc/>
      </draw:frame>
      <draw:frame draw:id="id3" presentation:style-name="a26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25" text:class-names="" text:cond-style-name=""><text:span text:style-name="a24" text:class-names="">
 <text:s text:c="13"/></text:span></text:p>
        </draw:text-box>
        <svg:title/>
        <svg:desc/>
      </draw:frame>
      <draw:frame draw:id="id4" presentation:style-name="a29" draw:name="Slide Number Placeholder 5" svg:x="12.5688in" svg:y="3.52127in" svg:width="0.6886in" svg:height="0.4700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56344in" svg:y="1.10891in" svg:width="8.43656in" svg:height="3.56587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56344in" svg:y="5.30234in" svg:width="8.43656in" svg:height="1.1875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5/16/2025</text:date></text:span></text:p>
        </draw:text-box>
        <svg:title/>
        <svg:desc/>
      </draw:frame>
      <draw:frame draw:id="id8" presentation:style-name="a43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42" text:class-names="" text:cond-style-name=""><text:span text:style-name="a41" text:class-names="">
 <text:s text:c="13"/></text:span></text:p>
        </draw:text-box>
        <svg:title/>
        <svg:desc/>
      </draw:frame>
      <draw:frame draw:id="id9" presentation:style-name="a46" draw:name="Slide Number Placeholder 5" svg:x="12.5688in" svg:y="3.52127in" svg:width="0.6886in" svg:height="0.47007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>‹#›</text:page-number></text:span></text:p>
        </draw:text-box>
        <svg:title/>
        <svg:desc/>
      </draw:frame>
      <draw:connector draw:type="line" svg:x1="1.66667in" svg:y1="4.99946in" svg:x2="2.72873in" svg:y2="4.99946in" draw:id="id10" draw:style-name="a47" draw:name="Straight Connector 6">
        <svg:title/>
        <svg:desc/>
      </draw:connector>
    </style:master-page>
    <style:master-page style:name="Master1-Layout2-obj-Title-and-Content" style:page-layout-name="pageLayout1" draw:style-name="a48">
      <draw:frame draw:id="id11" presentation:style-name="a51" draw:name="Title 1" svg:x="1.56339in" svg:y="1.14331in" svg:width="10.10327in" svg:height="0.93784in" presentation:class="title" presentation:placeholder="false">
        <draw:text-box>
          <text:p text:style-name="a50" text:class-names="" text:cond-style-name=""><text:span text:style-name="a49" text:class-names="">Click to edit Master title style</text:span></text:p>
        </draw:text-box>
        <svg:title/>
        <svg:desc/>
      </draw:frame>
      <draw:frame draw:id="id12" presentation:style-name="a67" draw:name="Content Placeholder 2" svg:x="1.56339in" svg:y="2.5in" svg:width="10.10327in" svg:height="4.16667in" presentation:class="object" presentation:placeholder="false">
        <draw:text-box>
          <text:list text:style-name="a54">
            <text:list-item>
              <text:p text:style-name="a53" text:class-names="" text:cond-style-name=""><text:span text:style-name="a52" text:class-names="">Click to edit Master text styles</text:span></text:p>
            </text:list-item>
          </text:list>
          <text:list text:style-name="a57">
            <text:list-item>
              <text:list text:style-name="a57">
                <text:list-item>
                  <text:p text:style-name="a56" text:class-names="" text:cond-style-name=""><text:span text:style-name="a55" text:class-names="">Second level</text:span></text:p>
                </text:list-item>
              </text:list>
            </text:list-item>
          </text:list>
          <text:list text:style-name="a60">
            <text:list-item>
              <text:list text:style-name="a60">
                <text:list-item>
                  <text:list text:style-name="a60">
                    <text:list-item>
                      <text:p text:style-name="a59" text:class-names="" text:cond-style-name=""><text:span text:style-name="a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list text:style-name="a63">
                        <text:list-item>
                          <text:p text:style-name="a62" text:class-names="" text:cond-style-name=""><text:span text:style-name="a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list text:style-name="a66">
                            <text:list-item>
                              <text:p text:style-name="a65" text:class-names="" text:cond-style-name=""><text:span text:style-name="a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1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5/16/2025</text:date></text:span></text:p>
        </draw:text-box>
        <svg:title/>
        <svg:desc/>
      </draw:frame>
      <draw:frame draw:id="id14" presentation:style-name="a74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73" text:class-names="" text:cond-style-name=""><text:span text:style-name="a72" text:class-names="">
 <text:s text:c="13"/></text:span></text:p>
        </draw:text-box>
        <svg:title/>
        <svg:desc/>
      </draw:frame>
      <draw:frame draw:id="id15" presentation:style-name="a77" draw:name="Slide Number Placeholder 5" svg:x="12.5688in" svg:y="3.52127in" svg:width="0.6886in" svg:height="0.47007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78">
      <draw:custom-shape svg:x="0in" svg:y="0in" svg:width="13.33333in" svg:height="7.5in" draw:id="id16" draw:style-name="a7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82" draw:name="Title 1" svg:x="1.55484in" svg:y="1.40809in" svg:width="9.06055in" svg:height="3.40449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8" presentation:style-name="a86" draw:name="Text Placeholder 2" svg:x="1.55484in" svg:y="5.05217in" svg:width="8.44516in" svg:height="1.61449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Click to edit Master text styles</text:span></text:p>
            </text:list-item>
          </text:list>
        </draw:text-box>
        <svg:title/>
        <svg:desc/>
      </draw:frame>
      <draw:frame draw:id="id19" presentation:style-name="a90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89" text:class-names="" text:cond-style-name=""><text:span text:style-name="a87" text:class-names=""><text:date text:fixed="false" style:data-style-name="a88">5/16/2025</text:date></text:span></text:p>
        </draw:text-box>
        <svg:title/>
        <svg:desc/>
      </draw:frame>
      <draw:frame draw:id="id20" presentation:style-name="a93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92" text:class-names="" text:cond-style-name=""><text:span text:style-name="a91" text:class-names="">
 <text:s text:c="13"/></text:span></text:p>
        </draw:text-box>
        <svg:title/>
        <svg:desc/>
      </draw:frame>
      <draw:frame draw:id="id21" presentation:style-name="a96" draw:name="Slide Number Placeholder 5" svg:x="12.5688in" svg:y="3.52127in" svg:width="0.6886in" svg:height="0.47007in" presentation:class="page-number" presentation:placeholder="false">
        <draw:text-box>
          <text:p text:style-name="a95" text:class-names="" text:cond-style-name=""><text:span text:style-name="a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97">
      <draw:frame draw:id="id22" presentation:style-name="a100" draw:name="Title 1" svg:x="1.56339in" svg:y="1.10828in" svg:width="10.10327in" svg:height="0.97287in" presentation:class="title" presentation:placeholder="false">
        <draw:text-box>
          <text:p text:style-name="a99" text:class-names="" text:cond-style-name=""><text:span text:style-name="a98" text:class-names="">Click to edit Master title style</text:span></text:p>
        </draw:text-box>
        <svg:title/>
        <svg:desc/>
      </draw:frame>
      <draw:frame draw:id="id23" presentation:style-name="a116" draw:name="Content Placeholder 2" svg:x="1.56339in" svg:y="2.33548in" svg:width="4.91667in" svg:height="4.33118in" presentation:class="object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Second level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32" draw:name="Content Placeholder 3" svg:x="6.75in" svg:y="2.33548in" svg:width="4.91667in" svg:height="4.3311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36" draw:transform="translate(-1.46177in -0.19965in) rotate(-1.5708) translate(12.91309in 5.54886in)" draw:name="Date Placeholder 4" svg:width="2.92355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5/16/2025</text:date></text:span></text:p>
        </draw:text-box>
        <svg:title/>
        <svg:desc/>
      </draw:frame>
      <draw:frame draw:id="id26" presentation:style-name="a139" draw:transform="translate(-1.45966in -0.19965in) rotate(-1.5708) translate(12.91309in 1.96025in)" draw:name="Footer Placeholder 5" svg:width="2.91932in" svg:height="0.39931in" presentation:class="footer" presentation:placeholder="false">
        <draw:text-box>
          <text:p text:style-name="a138" text:class-names="" text:cond-style-name=""><text:span text:style-name="a137" text:class-names="">
 <text:s text:c="13"/></text:span></text:p>
        </draw:text-box>
        <svg:title/>
        <svg:desc/>
      </draw:frame>
      <draw:frame draw:id="id27" presentation:style-name="a142" draw:name="Slide Number Placeholder 6" svg:x="12.5688in" svg:y="3.52127in" svg:width="0.6886in" svg:height="0.47007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3">
      <draw:frame draw:id="id28" presentation:style-name="a146" draw:name="Title 1" svg:x="1.56339in" svg:y="1.18017in" svg:width="10.10327in" svg:height="0.90104in" presentation:class="title" presentation:placeholder="false">
        <draw:text-box>
          <text:p text:style-name="a145" text:class-names="" text:cond-style-name=""><text:span text:style-name="a144" text:class-names="">Click to edit Master title style</text:span></text:p>
        </draw:text-box>
        <svg:title/>
        <svg:desc/>
      </draw:frame>
      <draw:frame draw:id="id29" presentation:style-name="a150" draw:name="Text Placeholder 2" svg:x="1.56339in" svg:y="2.20168in" svg:width="4.91667in" svg:height="0.77016in" presentation:class="outline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ck to edit Master text styles</text:span></text:p>
            </text:list-item>
          </text:list>
        </draw:text-box>
        <svg:title/>
        <svg:desc/>
      </draw:frame>
      <draw:frame draw:id="id30" presentation:style-name="a166" draw:name="Content Placeholder 3" svg:x="1.56339in" svg:y="3.33333in" svg:width="4.91667in" svg:height="3.33333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Second level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0" draw:name="Text Placeholder 4" svg:x="6.75in" svg:y="2.20168in" svg:width="4.91667in" svg:height="0.77016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</draw:text-box>
        <svg:title/>
        <svg:desc/>
      </draw:frame>
      <draw:frame draw:id="id32" presentation:style-name="a186" draw:name="Content Placeholder 5" svg:x="6.75in" svg:y="3.33333in" svg:width="4.91667in" svg:height="3.33333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0" draw:transform="translate(-1.46177in -0.19965in) rotate(-1.5708) translate(12.91309in 5.54886in)" draw:name="Date Placeholder 6" svg:width="2.92355in" svg:height="0.39931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5/16/2025</text:date></text:span></text:p>
        </draw:text-box>
        <svg:title/>
        <svg:desc/>
      </draw:frame>
      <draw:frame draw:id="id34" presentation:style-name="a193" draw:transform="translate(-1.45966in -0.19965in) rotate(-1.5708) translate(12.91309in 1.96025in)" draw:name="Footer Placeholder 7" svg:width="2.91932in" svg:height="0.39931in" presentation:class="footer" presentation:placeholder="false">
        <draw:text-box>
          <text:p text:style-name="a192" text:class-names="" text:cond-style-name=""><text:span text:style-name="a191" text:class-names="">
 <text:s text:c="13"/></text:span></text:p>
        </draw:text-box>
        <svg:title/>
        <svg:desc/>
      </draw:frame>
      <draw:frame draw:id="id35" presentation:style-name="a196" draw:name="Slide Number Placeholder 8" svg:x="12.5688in" svg:y="3.52127in" svg:width="0.6886in" svg:height="0.47007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>‹#›</text:page-number></text:span></text:p>
        </draw:text-box>
        <svg:title/>
        <svg:desc/>
      </draw:frame>
      <draw:connector draw:type="line" svg:x1="6.85775in" svg:y1="3.14596in" svg:x2="7.91982in" svg:y2="3.14596in" draw:id="id36" draw:style-name="a197" draw:name="Straight Connector 10">
        <svg:title/>
        <svg:desc/>
      </draw:connector>
      <draw:custom-shape svg:x="-1.28154in" svg:y="5.02232in" svg:width="0.88393in" svg:height="0.42619in" draw:id="id37" draw:style-name="a19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66667in" svg:y1="3.14596in" svg:x2="2.72873in" svg:y2="3.14596in" draw:id="id38" draw:style-name="a199" draw:name="Straight Connector 13">
        <svg:title/>
        <svg:desc/>
      </draw:connector>
    </style:master-page>
    <style:master-page style:name="Master1-Layout6-titleOnly-Title-Only" style:page-layout-name="pageLayout1" draw:style-name="a200">
      <draw:custom-shape svg:x="0in" svg:y="0in" svg:width="13.33333in" svg:height="7.5in" draw:id="id39" draw:style-name="a20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204" draw:name="Title 1" svg:x="1.56339in" svg:y="1.13913in" svg:width="10.10327in" svg:height="0.94202in" presentation:class="title" presentation:placeholder="false">
        <draw:text-box>
          <text:p text:style-name="a203" text:class-names="" text:cond-style-name=""><text:span text:style-name="a202" text:class-names="">Click to edit Master title style</text:span></text:p>
        </draw:text-box>
        <svg:title/>
        <svg:desc/>
      </draw:frame>
      <draw:frame draw:id="id41" presentation:style-name="a208" draw:transform="translate(-1.46177in -0.19965in) rotate(-1.5708) translate(12.91309in 5.54886in)" draw:name="Date Placeholder 2" svg:width="2.92355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5/16/2025</text:date></text:span></text:p>
        </draw:text-box>
        <svg:title/>
        <svg:desc/>
      </draw:frame>
      <draw:frame draw:id="id42" presentation:style-name="a211" draw:transform="translate(-1.45966in -0.19965in) rotate(-1.5708) translate(12.91309in 1.96025in)" draw:name="Footer Placeholder 3" svg:width="2.91932in" svg:height="0.39931in" presentation:class="footer" presentation:placeholder="false">
        <draw:text-box>
          <text:p text:style-name="a210" text:class-names="" text:cond-style-name=""><text:span text:style-name="a209" text:class-names="">
 <text:s text:c="13"/></text:span></text:p>
        </draw:text-box>
        <svg:title/>
        <svg:desc/>
      </draw:frame>
      <draw:frame draw:id="id43" presentation:style-name="a214" draw:name="Slide Number Placeholder 4" svg:x="12.5688in" svg:y="3.52127in" svg:width="0.6886in" svg:height="0.4700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15">
      <draw:frame draw:id="id44" presentation:style-name="a219" draw:transform="translate(-1.46177in -0.19965in) rotate(-1.5708) translate(12.91309in 5.54886in)" draw:name="Date Placeholder 1" svg:width="2.92355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5/16/2025</text:date></text:span></text:p>
        </draw:text-box>
        <svg:title/>
        <svg:desc/>
      </draw:frame>
      <draw:frame draw:id="id45" presentation:style-name="a222" draw:transform="translate(-1.45966in -0.19965in) rotate(-1.5708) translate(12.91309in 1.96025in)" draw:name="Footer Placeholder 2" svg:width="2.91932in" svg:height="0.39931in" presentation:class="footer" presentation:placeholder="false">
        <draw:text-box>
          <text:p text:style-name="a221" text:class-names="" text:cond-style-name=""><text:span text:style-name="a220" text:class-names="">
 <text:s text:c="13"/></text:span></text:p>
        </draw:text-box>
        <svg:title/>
        <svg:desc/>
      </draw:frame>
      <draw:frame draw:id="id46" presentation:style-name="a225" draw:name="Slide Number Placeholder 3" svg:x="12.5688in" svg:y="3.52127in" svg:width="0.6886in" svg:height="0.47007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6">
      <draw:frame draw:id="id47" presentation:style-name="a229" draw:name="Title 1" svg:x="1.57889in" svg:y="1.70488in" svg:width="3.58671in" svg:height="2.03871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48" presentation:style-name="a245" draw:name="Content Placeholder 2" svg:x="5.83333in" svg:y="0.83333in" svg:width="5.83333in" svg:height="5.83333in" presentation:class="object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9" draw:name="Text Placeholder 3" svg:x="1.57889in" svg:y="3.99134in" svg:width="3.53576in" svg:height="2.11462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</draw:text-box>
        <svg:title/>
        <svg:desc/>
      </draw:frame>
      <draw:frame draw:id="id50" presentation:style-name="a253" draw:transform="translate(-1.46177in -0.19965in) rotate(-1.5708) translate(12.91309in 5.54886in)" draw:name="Date Placeholder 4" svg:width="2.92355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5/16/2025</text:date></text:span></text:p>
        </draw:text-box>
        <svg:title/>
        <svg:desc/>
      </draw:frame>
      <draw:frame draw:id="id51" presentation:style-name="a256" draw:transform="translate(-1.45966in -0.19965in) rotate(-1.5708) translate(12.91309in 1.96025in)" draw:name="Footer Placeholder 5" svg:width="2.91932in" svg:height="0.39931in" presentation:class="footer" presentation:placeholder="false">
        <draw:text-box>
          <text:p text:style-name="a255" text:class-names="" text:cond-style-name=""><text:span text:style-name="a254" text:class-names="">
 <text:s text:c="13"/></text:span></text:p>
        </draw:text-box>
        <svg:title/>
        <svg:desc/>
      </draw:frame>
      <draw:frame draw:id="id52" presentation:style-name="a259" draw:name="Slide Number Placeholder 6" svg:x="12.5688in" svg:y="3.52127in" svg:width="0.6886in" svg:height="0.47007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60">
      <draw:frame draw:id="id53" presentation:style-name="a263" draw:name="Title 1" svg:x="1.56774in" svg:y="1.5126in" svg:width="3.59786in" svg:height="2.2374in" presentation:class="title" presentation:placeholder="false">
        <draw:text-box>
          <text:p text:style-name="a262" text:class-names="" text:cond-style-name=""><text:span text:style-name="a261" text:class-names="">Click to edit Master title style</text:span></text:p>
        </draw:text-box>
        <svg:title/>
        <svg:desc/>
      </draw:frame>
      <draw:frame draw:id="id54" presentation:style-name="a266" draw:name="Picture Placeholder 2" svg:x="5.83333in" svg:y="0.83333in" svg:width="5.83333in" svg:height="5.83333in" presentation:class="graphic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5" presentation:style-name="a270" draw:name="Text Placeholder 3" svg:x="1.56774in" svg:y="3.99134in" svg:width="3.54691in" svg:height="1.84199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56" presentation:style-name="a274" draw:transform="translate(-1.46177in -0.19965in) rotate(-1.5708) translate(12.91309in 5.54886in)" draw:name="Date Placeholder 4" svg:width="2.92355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5/16/2025</text:date></text:span></text:p>
        </draw:text-box>
        <svg:title/>
        <svg:desc/>
      </draw:frame>
      <draw:frame draw:id="id57" presentation:style-name="a277" draw:transform="translate(-1.45966in -0.19965in) rotate(-1.5708) translate(12.91309in 1.96025in)" draw:name="Footer Placeholder 5" svg:width="2.91932in" svg:height="0.39931in" presentation:class="footer" presentation:placeholder="false">
        <draw:text-box>
          <text:p text:style-name="a276" text:class-names="" text:cond-style-name=""><text:span text:style-name="a275" text:class-names="">
 <text:s text:c="13"/></text:span></text:p>
        </draw:text-box>
        <svg:title/>
        <svg:desc/>
      </draw:frame>
      <draw:frame draw:id="id58" presentation:style-name="a280" draw:name="Slide Number Placeholder 6" svg:x="12.5688in" svg:y="3.52127in" svg:width="0.6886in" svg:height="0.47007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81">
      <draw:frame draw:id="id59" presentation:style-name="a284" draw:name="Title 1" svg:x="1.56339in" svg:y="1.13913in" svg:width="10.10327in" svg:height="0.94202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60" presentation:style-name="a300" draw:name="Vertical Text Placeholder 2" svg:x="1.56339in" svg:y="2.43871in" svg:width="10.10327in" svg:height="4.22796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04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5/16/2025</text:date></text:span></text:p>
        </draw:text-box>
        <svg:title/>
        <svg:desc/>
      </draw:frame>
      <draw:frame draw:id="id62" presentation:style-name="a307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306" text:class-names="" text:cond-style-name=""><text:span text:style-name="a305" text:class-names="">
 <text:s text:c="13"/></text:span></text:p>
        </draw:text-box>
        <svg:title/>
        <svg:desc/>
      </draw:frame>
      <draw:frame draw:id="id63" presentation:style-name="a310" draw:name="Slide Number Placeholder 5" svg:x="12.5688in" svg:y="3.52127in" svg:width="0.6886in" svg:height="0.4700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1">
      <draw:frame draw:id="id64" presentation:style-name="a314" draw:name="Vertical Title 1" svg:x="10in" svg:y="1.6051in" svg:width="1.92308in" svg:height="5.06157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65" presentation:style-name="a330" draw:name="Vertical Text Placeholder 2" svg:x="1.29299in" svg:y="1.6051in" svg:width="8.57325in" svg:height="5.06157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34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5/16/2025</text:date></text:span></text:p>
        </draw:text-box>
        <svg:title/>
        <svg:desc/>
      </draw:frame>
      <draw:frame draw:id="id67" presentation:style-name="a337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336" text:class-names="" text:cond-style-name=""><text:span text:style-name="a335" text:class-names="">
 <text:s text:c="13"/></text:span></text:p>
        </draw:text-box>
        <svg:title/>
        <svg:desc/>
      </draw:frame>
      <draw:frame draw:id="id68" presentation:style-name="a340" draw:name="Slide Number Placeholder 5" svg:x="12.5688in" svg:y="3.52127in" svg:width="0.6886in" svg:height="0.47007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5-16T08:09:42Z</meta:creation-date>
    <dc:date>2025-05-16T08:40:52Z</dc:date>
    <meta:template xlink:href="office%20theme" xlink:type="simple"/>
    <meta:editing-cycles>79</meta:editing-cycles>
    <meta:editing-duration>PT0S</meta:editing-duration>
    <meta:document-statistic meta:paragraph-count="0" meta:word-count="0"/>
  </office:meta>
</office:document-meta>
</file>